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C2]&gt;[.F2];[.D2]=0);&quot;Down&quot;;&quot;&quot;)">
            <text:p/>
          </table:table-cell>
          <table:table-cell table:formula="of:=IF(AND([.C2]&lt;=[.F2];[.D2]=1);&quot;Up&quot;;&quot;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C3]&gt;[.F3];[.D3]=0);&quot;Down&quot;;&quot;&quot;)">
            <text:p/>
          </table:table-cell>
          <table:table-cell table:formula="of:=IF(AND([.C3]&lt;=[.F3];[.D3]=1);&quot;Up&quot;;&quot;&quot;)">
            <text:p/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C4]&gt;[.F4];[.D4]=0);&quot;Down&quot;;&quot;&quot;)">
            <text:p/>
          </table:table-cell>
          <table:table-cell table:formula="of:=IF(AND([.C4]&lt;=[.F4];[.D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C5]&gt;[.F5];[.D5]=0);&quot;Down&quot;;&quot;&quot;)">
            <text:p/>
          </table:table-cell>
          <table:table-cell table:formula="of:=IF(AND([.C5]&lt;=[.F5];[.D5]=1);&quot;Up&quot;;&quot;&quot;)">
            <text:p/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C6]&gt;[.F6];[.D6]=0);&quot;Down&quot;;&quot;&quot;)">
            <text:p/>
          </table:table-cell>
          <table:table-cell table:formula="of:=IF(AND([.C6]&lt;=[.F6];[.D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C7]&gt;[.F7];[.D7]=0);&quot;Down&quot;;&quot;&quot;)">
            <text:p/>
          </table:table-cell>
          <table:table-cell table:formula="of:=IF(AND([.C7]&lt;=[.F7];[.D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C8]&gt;[.F8];[.D8]=0);&quot;Down&quot;;&quot;&quot;)">
            <text:p/>
          </table:table-cell>
          <table:table-cell table:formula="of:=IF(AND([.C8]&lt;=[.F8];[.D8]=1);&quot;Up&quot;;&quot;&quot;)">
            <text:p/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C9]&gt;[.F9];[.D9]=0);&quot;Down&quot;;&quot;&quot;)">
            <text:p/>
          </table:table-cell>
          <table:table-cell table:formula="of:=IF(AND([.C9]&lt;=[.F9];[.D9]=1);&quot;Up&quot;;&quot;&quot;)">
            <text:p/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C10]&gt;[.F10];[.D10]=0);&quot;Down&quot;;&quot;&quot;)">
            <text:p/>
          </table:table-cell>
          <table:table-cell table:formula="of:=IF(AND([.C10]&lt;=[.F10];[.D10]=1);&quot;Up&quot;;&quot;&quot;)">
            <text:p/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C11]&gt;[.F11];[.D11]=0);&quot;Down&quot;;&quot;&quot;)">
            <text:p/>
          </table:table-cell>
          <table:table-cell table:formula="of:=IF(AND([.C11]&lt;=[.F11];[.D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C12]&gt;[.F12];[.D12]=0);&quot;Down&quot;;&quot;&quot;)">
            <text:p/>
          </table:table-cell>
          <table:table-cell table:formula="of:=IF(AND([.C12]&lt;=[.F12];[.D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C13]&gt;[.F13];[.D13]=0);&quot;Down&quot;;&quot;&quot;)">
            <text:p/>
          </table:table-cell>
          <table:table-cell table:formula="of:=IF(AND([.C13]&lt;=[.F13];[.D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C14]&gt;[.F14];[.D14]=0);&quot;Down&quot;;&quot;&quot;)">
            <text:p/>
          </table:table-cell>
          <table:table-cell table:formula="of:=IF(AND([.C14]&lt;=[.F14];[.D14]=1);&quot;Up&quot;;&quot;&quot;)">
            <text:p/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C15]&gt;[.F15];[.D15]=0);&quot;Down&quot;;&quot;&quot;)">
            <text:p/>
          </table:table-cell>
          <table:table-cell table:formula="of:=IF(AND([.C15]&lt;=[.F15];[.D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C16]&gt;[.F16];[.D16]=0);&quot;Down&quot;;&quot;&quot;)">
            <text:p/>
          </table:table-cell>
          <table:table-cell table:formula="of:=IF(AND([.C16]&lt;=[.F16];[.D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C17]&gt;[.F17];[.D17]=0);&quot;Down&quot;;&quot;&quot;)" office:value-type="string" office:string-value="Down">
            <text:p>Down</text:p>
          </table:table-cell>
          <table:table-cell table:formula="of:=IF(AND([.C17]&lt;=[.F17];[.D17]=1);&quot;Up&quot;;&quot;&quot;)">
            <text:p/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C18]&gt;[.F18];[.D18]=0);&quot;Down&quot;;&quot;&quot;)" office:value-type="string" office:string-value="Down">
            <text:p>Down</text:p>
          </table:table-cell>
          <table:table-cell table:formula="of:=IF(AND([.C18]&lt;=[.F18];[.D18]=1);&quot;Up&quot;;&quot;&quot;)">
            <text:p/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C19]&gt;[.F19];[.D19]=0);&quot;Down&quot;;&quot;&quot;)">
            <text:p/>
          </table:table-cell>
          <table:table-cell table:formula="of:=IF(AND([.C19]&lt;=[.F19];[.D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C20]&gt;[.F20];[.D20]=0);&quot;Down&quot;;&quot;&quot;)" office:value-type="string" office:string-value="Down">
            <text:p>Down</text:p>
          </table:table-cell>
          <table:table-cell table:formula="of:=IF(AND([.C20]&lt;=[.F20];[.D20]=1);&quot;Up&quot;;&quot;&quot;)">
            <text:p/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C21]&gt;[.F21];[.D21]=0);&quot;Down&quot;;&quot;&quot;)">
            <text:p/>
          </table:table-cell>
          <table:table-cell table:formula="of:=IF(AND([.C21]&lt;=[.F21];[.D21]=1);&quot;Up&quot;;&quot;&quot;)">
            <text:p/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C22]&gt;[.F22];[.D22]=0);&quot;Down&quot;;&quot;&quot;)">
            <text:p/>
          </table:table-cell>
          <table:table-cell table:formula="of:=IF(AND([.C22]&lt;=[.F22];[.D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C23]&gt;[.F23];[.D23]=0);&quot;Down&quot;;&quot;&quot;)">
            <text:p/>
          </table:table-cell>
          <table:table-cell table:formula="of:=IF(AND([.C23]&lt;=[.F23];[.D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C24]&gt;[.F24];[.D24]=0);&quot;Down&quot;;&quot;&quot;)">
            <text:p/>
          </table:table-cell>
          <table:table-cell table:formula="of:=IF(AND([.C24]&lt;=[.F24];[.D24]=1);&quot;Up&quot;;&quot;&quot;)">
            <text:p/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C25]&gt;[.F25];[.D25]=0);&quot;Down&quot;;&quot;&quot;)">
            <text:p/>
          </table:table-cell>
          <table:table-cell table:formula="of:=IF(AND([.C25]&lt;=[.F25];[.D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C26]&gt;[.F26];[.D26]=0);&quot;Down&quot;;&quot;&quot;)">
            <text:p/>
          </table:table-cell>
          <table:table-cell table:formula="of:=IF(AND([.C26]&lt;=[.F26];[.D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C27]&gt;[.F27];[.D27]=0);&quot;Down&quot;;&quot;&quot;)">
            <text:p/>
          </table:table-cell>
          <table:table-cell table:formula="of:=IF(AND([.C27]&lt;=[.F27];[.D27]=1);&quot;Up&quot;;&quot;&quot;)">
            <text:p/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C28]&gt;[.F28];[.D28]=0);&quot;Down&quot;;&quot;&quot;)">
            <text:p/>
          </table:table-cell>
          <table:table-cell table:formula="of:=IF(AND([.C28]&lt;=[.F28];[.D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C29]&gt;[.F29];[.D29]=0);&quot;Down&quot;;&quot;&quot;)">
            <text:p/>
          </table:table-cell>
          <table:table-cell table:formula="of:=IF(AND([.C29]&lt;=[.F29];[.D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C31]&gt;[.F31];[.D31]=0);&quot;Down&quot;;&quot;&quot;)">
            <text:p/>
          </table:table-cell>
          <table:table-cell table:formula="of:=IF(AND([.C31]&lt;=[.F31];[.D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C32]&gt;[.F32];[.D32]=0);&quot;Down&quot;;&quot;&quot;)" office:value-type="string" office:string-value="Down">
            <text:p>Down</text:p>
          </table:table-cell>
          <table:table-cell table:formula="of:=IF(AND([.C32]&lt;=[.F32];[.D32]=1);&quot;Up&quot;;&quot;&quot;)">
            <text:p/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C33]&gt;[.F33];[.D33]=0);&quot;Down&quot;;&quot;&quot;)">
            <text:p/>
          </table:table-cell>
          <table:table-cell table:formula="of:=IF(AND([.C33]&lt;=[.F33];[.D33]=1);&quot;Up&quot;;&quot;&quot;)">
            <text:p/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C34]&gt;[.F34];[.D34]=0);&quot;Down&quot;;&quot;&quot;)">
            <text:p/>
          </table:table-cell>
          <table:table-cell table:formula="of:=IF(AND([.C34]&lt;=[.F34];[.D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C35]&gt;[.F35];[.D35]=0);&quot;Down&quot;;&quot;&quot;)">
            <text:p/>
          </table:table-cell>
          <table:table-cell table:formula="of:=IF(AND([.C35]&lt;=[.F35];[.D35]=1);&quot;Up&quot;;&quot;&quot;)">
            <text:p/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C36]&gt;[.F36];[.D36]=0);&quot;Down&quot;;&quot;&quot;)">
            <text:p/>
          </table:table-cell>
          <table:table-cell table:formula="of:=IF(AND([.C36]&lt;=[.F36];[.D36]=1);&quot;Up&quot;;&quot;&quot;)">
            <text:p/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C37]&gt;[.F37];[.D37]=0);&quot;Down&quot;;&quot;&quot;)">
            <text:p/>
          </table:table-cell>
          <table:table-cell table:formula="of:=IF(AND([.C37]&lt;=[.F37];[.D37]=1);&quot;Up&quot;;&quot;&quot;)">
            <text:p/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C38]&gt;[.F38];[.D38]=0);&quot;Down&quot;;&quot;&quot;)">
            <text:p/>
          </table:table-cell>
          <table:table-cell table:formula="of:=IF(AND([.C38]&lt;=[.F38];[.D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C39]&gt;[.F39];[.D39]=0);&quot;Down&quot;;&quot;&quot;)">
            <text:p/>
          </table:table-cell>
          <table:table-cell table:formula="of:=IF(AND([.C39]&lt;=[.F39];[.D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C40]&gt;[.F40];[.D40]=0);&quot;Down&quot;;&quot;&quot;)">
            <text:p/>
          </table:table-cell>
          <table:table-cell table:formula="of:=IF(AND([.C40]&lt;=[.F40];[.D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C41]&gt;[.F41];[.D41]=0);&quot;Down&quot;;&quot;&quot;)">
            <text:p/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C42]&gt;[.F42];[.D42]=0);&quot;Down&quot;;&quot;&quot;)">
            <text:p/>
          </table:table-cell>
          <table:table-cell table:formula="of:=IF(AND([.C42]&lt;=[.F42];[.D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C43]&gt;[.F43];[.D43]=0);&quot;Down&quot;;&quot;&quot;)">
            <text:p/>
          </table:table-cell>
          <table:table-cell table:formula="of:=IF(AND([.C43]&lt;=[.F43];[.D43]=1);&quot;Up&quot;;&quot;&quot;)">
            <text:p/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C44]&gt;[.F44];[.D44]=0);&quot;Down&quot;;&quot;&quot;)">
            <text:p/>
          </table:table-cell>
          <table:table-cell table:formula="of:=IF(AND([.C44]&lt;=[.F44];[.D44]=1);&quot;Up&quot;;&quot;&quot;)">
            <text:p/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C45]&gt;[.F45];[.D45]=0);&quot;Down&quot;;&quot;&quot;)">
            <text:p/>
          </table:table-cell>
          <table:table-cell table:formula="of:=IF(AND([.C45]&lt;=[.F45];[.D45]=1);&quot;Up&quot;;&quot;&quot;)">
            <text:p/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C47]&gt;[.F47];[.D47]=0);&quot;Down&quot;;&quot;&quot;)">
            <text:p/>
          </table:table-cell>
          <table:table-cell table:formula="of:=IF(AND([.C47]&lt;=[.F47];[.D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C48]&gt;[.F48];[.D48]=0);&quot;Down&quot;;&quot;&quot;)">
            <text:p/>
          </table:table-cell>
          <table:table-cell table:formula="of:=IF(AND([.C48]&lt;=[.F48];[.D48]=1);&quot;Up&quot;;&quot;&quot;)">
            <text:p/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C49]&gt;[.F49];[.D49]=0);&quot;Down&quot;;&quot;&quot;)">
            <text:p/>
          </table:table-cell>
          <table:table-cell table:formula="of:=IF(AND([.C49]&lt;=[.F49];[.D49]=1);&quot;Up&quot;;&quot;&quot;)">
            <text:p/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C51]&gt;[.F51];[.D51]=0);&quot;Down&quot;;&quot;&quot;)">
            <text:p/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C52]&gt;[.F52];[.D52]=0);&quot;Down&quot;;&quot;&quot;)">
            <text:p/>
          </table:table-cell>
          <table:table-cell table:formula="of:=IF(AND([.C52]&lt;=[.F52];[.D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C53]&gt;[.F53];[.D53]=0);&quot;Down&quot;;&quot;&quot;)">
            <text:p/>
          </table:table-cell>
          <table:table-cell table:formula="of:=IF(AND([.C53]&lt;=[.F53];[.D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C54]&gt;[.F54];[.D54]=0);&quot;Down&quot;;&quot;&quot;)">
            <text:p/>
          </table:table-cell>
          <table:table-cell table:formula="of:=IF(AND([.C54]&lt;=[.F54];[.D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C55]&gt;[.F55];[.D55]=0);&quot;Down&quot;;&quot;&quot;)">
            <text:p/>
          </table:table-cell>
          <table:table-cell table:formula="of:=IF(AND([.C55]&lt;=[.F55];[.D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C56]&gt;[.F56];[.D56]=0);&quot;Down&quot;;&quot;&quot;)">
            <text:p/>
          </table:table-cell>
          <table:table-cell table:formula="of:=IF(AND([.C56]&lt;=[.F56];[.D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C57]&gt;[.F57];[.D57]=0);&quot;Down&quot;;&quot;&quot;)">
            <text:p/>
          </table:table-cell>
          <table:table-cell table:formula="of:=IF(AND([.C57]&lt;=[.F57];[.D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C58]&gt;[.F58];[.D58]=0);&quot;Down&quot;;&quot;&quot;)">
            <text:p/>
          </table:table-cell>
          <table:table-cell table:formula="of:=IF(AND([.C58]&lt;=[.F58];[.D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C59]&gt;[.F59];[.D59]=0);&quot;Down&quot;;&quot;&quot;)">
            <text:p/>
          </table:table-cell>
          <table:table-cell table:formula="of:=IF(AND([.C59]&lt;=[.F59];[.D59]=1);&quot;Up&quot;;&quot;&quot;)">
            <text:p/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C60]&gt;[.F60];[.D60]=0);&quot;Down&quot;;&quot;&quot;)">
            <text:p/>
          </table:table-cell>
          <table:table-cell table:formula="of:=IF(AND([.C60]&lt;=[.F60];[.D60]=1);&quot;Up&quot;;&quot;&quot;)">
            <text:p/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>
            <text:p/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C62]&gt;[.F62];[.D62]=0);&quot;Down&quot;;&quot;&quot;)">
            <text:p/>
          </table:table-cell>
          <table:table-cell table:formula="of:=IF(AND([.C62]&lt;=[.F62];[.D62]=1);&quot;Up&quot;;&quot;&quot;)">
            <text:p/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C63]&gt;[.F63];[.D63]=0);&quot;Down&quot;;&quot;&quot;)">
            <text:p/>
          </table:table-cell>
          <table:table-cell table:formula="of:=IF(AND([.C63]&lt;=[.F63];[.D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C64]&gt;[.F64];[.D64]=0);&quot;Down&quot;;&quot;&quot;)" office:value-type="string" office:string-value="Down">
            <text:p>Down</text:p>
          </table:table-cell>
          <table:table-cell table:formula="of:=IF(AND([.C64]&lt;=[.F64];[.D64]=1);&quot;Up&quot;;&quot;&quot;)">
            <text:p/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C65]&gt;[.F65];[.D65]=0);&quot;Down&quot;;&quot;&quot;)">
            <text:p/>
          </table:table-cell>
          <table:table-cell table:formula="of:=IF(AND([.C65]&lt;=[.F65];[.D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C66]&gt;[.F66];[.D66]=0);&quot;Down&quot;;&quot;&quot;)">
            <text:p/>
          </table:table-cell>
          <table:table-cell table:formula="of:=IF(AND([.C66]&lt;=[.F66];[.D66]=1);&quot;Up&quot;;&quot;&quot;)">
            <text:p/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C67]&gt;[.F67];[.D67]=0);&quot;Down&quot;;&quot;&quot;)">
            <text:p/>
          </table:table-cell>
          <table:table-cell table:formula="of:=IF(AND([.C67]&lt;=[.F67];[.D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C68]&gt;[.F68];[.D68]=0);&quot;Down&quot;;&quot;&quot;)">
            <text:p/>
          </table:table-cell>
          <table:table-cell table:formula="of:=IF(AND([.C68]&lt;=[.F68];[.D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C69]&gt;[.F69];[.D69]=0);&quot;Down&quot;;&quot;&quot;)">
            <text:p/>
          </table:table-cell>
          <table:table-cell table:formula="of:=IF(AND([.C69]&lt;=[.F69];[.D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C70]&gt;[.F70];[.D70]=0);&quot;Down&quot;;&quot;&quot;)">
            <text:p/>
          </table:table-cell>
          <table:table-cell table:formula="of:=IF(AND([.C70]&lt;=[.F70];[.D70]=1);&quot;Up&quot;;&quot;&quot;)">
            <text:p/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C71]&gt;[.F71];[.D71]=0);&quot;Down&quot;;&quot;&quot;)">
            <text:p/>
          </table:table-cell>
          <table:table-cell table:formula="of:=IF(AND([.C71]&lt;=[.F71];[.D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C72]&gt;[.F72];[.D72]=0);&quot;Down&quot;;&quot;&quot;)">
            <text:p/>
          </table:table-cell>
          <table:table-cell table:formula="of:=IF(AND([.C72]&lt;=[.F72];[.D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C73]&gt;[.F73];[.D73]=0);&quot;Down&quot;;&quot;&quot;)">
            <text:p/>
          </table:table-cell>
          <table:table-cell table:formula="of:=IF(AND([.C73]&lt;=[.F73];[.D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C74]&gt;[.F74];[.D74]=0);&quot;Down&quot;;&quot;&quot;)">
            <text:p/>
          </table:table-cell>
          <table:table-cell table:formula="of:=IF(AND([.C74]&lt;=[.F74];[.D74]=1);&quot;Up&quot;;&quot;&quot;)">
            <text:p/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C75]&gt;[.F75];[.D75]=0);&quot;Down&quot;;&quot;&quot;)">
            <text:p/>
          </table:table-cell>
          <table:table-cell table:formula="of:=IF(AND([.C75]&lt;=[.F75];[.D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C76]&gt;[.F76];[.D76]=0);&quot;Down&quot;;&quot;&quot;)">
            <text:p/>
          </table:table-cell>
          <table:table-cell table:formula="of:=IF(AND([.C76]&lt;=[.F76];[.D76]=1);&quot;Up&quot;;&quot;&quot;)">
            <text:p/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C77]&gt;[.F77];[.D77]=0);&quot;Down&quot;;&quot;&quot;)">
            <text:p/>
          </table:table-cell>
          <table:table-cell table:formula="of:=IF(AND([.C77]&lt;=[.F77];[.D77]=1);&quot;Up&quot;;&quot;&quot;)">
            <text:p/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C78]&gt;[.F78];[.D78]=0);&quot;Down&quot;;&quot;&quot;)">
            <text:p/>
          </table:table-cell>
          <table:table-cell table:formula="of:=IF(AND([.C78]&lt;=[.F78];[.D78]=1);&quot;Up&quot;;&quot;&quot;)">
            <text:p/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C79]&gt;[.F79];[.D79]=0);&quot;Down&quot;;&quot;&quot;)">
            <text:p/>
          </table:table-cell>
          <table:table-cell table:formula="of:=IF(AND([.C79]&lt;=[.F79];[.D79]=1);&quot;Up&quot;;&quot;&quot;)">
            <text:p/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C80]&gt;[.F80];[.D80]=0);&quot;Down&quot;;&quot;&quot;)">
            <text:p/>
          </table:table-cell>
          <table:table-cell table:formula="of:=IF(AND([.C80]&lt;=[.F80];[.D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C81]&gt;[.F81];[.D81]=0);&quot;Down&quot;;&quot;&quot;)">
            <text:p/>
          </table:table-cell>
          <table:table-cell table:formula="of:=IF(AND([.C81]&lt;=[.F81];[.D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C82]&gt;[.F82];[.D82]=0);&quot;Down&quot;;&quot;&quot;)">
            <text:p/>
          </table:table-cell>
          <table:table-cell table:formula="of:=IF(AND([.C82]&lt;=[.F82];[.D8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C83]&gt;[.F83];[.D83]=0);&quot;Down&quot;;&quot;&quot;)">
            <text:p/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C84]&gt;[.F84];[.D84]=0);&quot;Down&quot;;&quot;&quot;)">
            <text:p/>
          </table:table-cell>
          <table:table-cell table:formula="of:=IF(AND([.C84]&lt;=[.F84];[.D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C85]&gt;[.F85];[.D85]=0);&quot;Down&quot;;&quot;&quot;)">
            <text:p/>
          </table:table-cell>
          <table:table-cell table:formula="of:=IF(AND([.C85]&lt;=[.F85];[.D85]=1);&quot;Up&quot;;&quot;&quot;)">
            <text:p/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C86]&gt;[.F86];[.D86]=0);&quot;Down&quot;;&quot;&quot;)">
            <text:p/>
          </table:table-cell>
          <table:table-cell table:formula="of:=IF(AND([.C86]&lt;=[.F86];[.D86]=1);&quot;Up&quot;;&quot;&quot;)">
            <text:p/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C87]&gt;[.F87];[.D87]=0);&quot;Down&quot;;&quot;&quot;)" office:value-type="string" office:string-value="Down">
            <text:p>Down</text:p>
          </table:table-cell>
          <table:table-cell table:formula="of:=IF(AND([.C87]&lt;=[.F87];[.D87]=1);&quot;Up&quot;;&quot;&quot;)">
            <text:p/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C88]&gt;[.F88];[.D88]=0);&quot;Down&quot;;&quot;&quot;)">
            <text:p/>
          </table:table-cell>
          <table:table-cell table:formula="of:=IF(AND([.C88]&lt;=[.F88];[.D88]=1);&quot;Up&quot;;&quot;&quot;)">
            <text:p/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C89]&gt;[.F89];[.D89]=0);&quot;Down&quot;;&quot;&quot;)" office:value-type="string" office:string-value="Down">
            <text:p>Down</text:p>
          </table:table-cell>
          <table:table-cell table:formula="of:=IF(AND([.C89]&lt;=[.F89];[.D89]=1);&quot;Up&quot;;&quot;&quot;)">
            <text:p/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>
            <text:p/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C91]&gt;[.F91];[.D91]=0);&quot;Down&quot;;&quot;&quot;)">
            <text:p/>
          </table:table-cell>
          <table:table-cell table:formula="of:=IF(AND([.C91]&lt;=[.F91];[.D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C92]&gt;[.F92];[.D92]=0);&quot;Down&quot;;&quot;&quot;)">
            <text:p/>
          </table:table-cell>
          <table:table-cell table:formula="of:=IF(AND([.C92]&lt;=[.F92];[.D92]=1);&quot;Up&quot;;&quot;&quot;)">
            <text:p/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C93]&gt;[.F93];[.D93]=0);&quot;Down&quot;;&quot;&quot;)">
            <text:p/>
          </table:table-cell>
          <table:table-cell table:formula="of:=IF(AND([.C93]&lt;=[.F93];[.D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C94]&gt;[.F94];[.D94]=0);&quot;Down&quot;;&quot;&quot;)" office:value-type="string" office:string-value="Down">
            <text:p>Down</text:p>
          </table:table-cell>
          <table:table-cell table:formula="of:=IF(AND([.C94]&lt;=[.F94];[.D94]=1);&quot;Up&quot;;&quot;&quot;)">
            <text:p/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C95]&gt;[.F95];[.D95]=0);&quot;Down&quot;;&quot;&quot;)">
            <text:p/>
          </table:table-cell>
          <table:table-cell table:formula="of:=IF(AND([.C95]&lt;=[.F95];[.D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C96]&gt;[.F96];[.D96]=0);&quot;Down&quot;;&quot;&quot;)">
            <text:p/>
          </table:table-cell>
          <table:table-cell table:formula="of:=IF(AND([.C96]&lt;=[.F96];[.D96]=1);&quot;Up&quot;;&quot;&quot;)">
            <text:p/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C97]&gt;[.F97];[.D97]=0);&quot;Down&quot;;&quot;&quot;)" office:value-type="string" office:string-value="Down">
            <text:p>Down</text:p>
          </table:table-cell>
          <table:table-cell table:formula="of:=IF(AND([.C97]&lt;=[.F97];[.D97]=1);&quot;Up&quot;;&quot;&quot;)">
            <text:p/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C98]&gt;[.F98];[.D98]=0);&quot;Down&quot;;&quot;&quot;)">
            <text:p/>
          </table:table-cell>
          <table:table-cell table:formula="of:=IF(AND([.C98]&lt;=[.F98];[.D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C99]&gt;[.F99];[.D99]=0);&quot;Down&quot;;&quot;&quot;)">
            <text:p/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C100]&gt;[.F100];[.D100]=0);&quot;Down&quot;;&quot;&quot;)">
            <text:p/>
          </table:table-cell>
          <table:table-cell table:formula="of:=IF(AND([.C100]&lt;=[.F100];[.D1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C101]&gt;[.F101];[.D101]=0);&quot;Down&quot;;&quot;&quot;)">
            <text:p/>
          </table:table-cell>
          <table:table-cell table:formula="of:=IF(AND([.C101]&lt;=[.F101];[.D101]=1);&quot;Up&quot;;&quot;&quot;)">
            <text:p/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C102]&gt;[.F102];[.D102]=0);&quot;Down&quot;;&quot;&quot;)">
            <text:p/>
          </table:table-cell>
          <table:table-cell table:formula="of:=IF(AND([.C102]&lt;=[.F102];[.D102]=1);&quot;Up&quot;;&quot;&quot;)">
            <text:p/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>
            <text:p/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C104]&gt;[.F104];[.D104]=0);&quot;Down&quot;;&quot;&quot;)">
            <text:p/>
          </table:table-cell>
          <table:table-cell table:formula="of:=IF(AND([.C104]&lt;=[.F104];[.D104]=1);&quot;Up&quot;;&quot;&quot;)">
            <text:p/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C105]&gt;[.F105];[.D105]=0);&quot;Down&quot;;&quot;&quot;)">
            <text:p/>
          </table:table-cell>
          <table:table-cell table:formula="of:=IF(AND([.C105]&lt;=[.F105];[.D105]=1);&quot;Up&quot;;&quot;&quot;)">
            <text:p/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C106]&gt;[.F106];[.D106]=0);&quot;Down&quot;;&quot;&quot;)">
            <text:p/>
          </table:table-cell>
          <table:table-cell table:formula="of:=IF(AND([.C106]&lt;=[.F106];[.D1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C107]&gt;[.F107];[.D107]=0);&quot;Down&quot;;&quot;&quot;)">
            <text:p/>
          </table:table-cell>
          <table:table-cell table:formula="of:=IF(AND([.C107]&lt;=[.F107];[.D107]=1);&quot;Up&quot;;&quot;&quot;)">
            <text:p/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C108]&gt;[.F108];[.D108]=0);&quot;Down&quot;;&quot;&quot;)">
            <text:p/>
          </table:table-cell>
          <table:table-cell table:formula="of:=IF(AND([.C108]&lt;=[.F108];[.D108]=1);&quot;Up&quot;;&quot;&quot;)">
            <text:p/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C109]&gt;[.F109];[.D109]=0);&quot;Down&quot;;&quot;&quot;)" office:value-type="string" office:string-value="Down">
            <text:p>Down</text:p>
          </table:table-cell>
          <table:table-cell table:formula="of:=IF(AND([.C109]&lt;=[.F109];[.D109]=1);&quot;Up&quot;;&quot;&quot;)">
            <text:p/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C110]&gt;[.F110];[.D110]=0);&quot;Down&quot;;&quot;&quot;)">
            <text:p/>
          </table:table-cell>
          <table:table-cell table:formula="of:=IF(AND([.C110]&lt;=[.F110];[.D110]=1);&quot;Up&quot;;&quot;&quot;)">
            <text:p/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C111]&gt;[.F111];[.D111]=0);&quot;Down&quot;;&quot;&quot;)">
            <text:p/>
          </table:table-cell>
          <table:table-cell table:formula="of:=IF(AND([.C111]&lt;=[.F111];[.D111]=1);&quot;Up&quot;;&quot;&quot;)">
            <text:p/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C112]&gt;[.F112];[.D112]=0);&quot;Down&quot;;&quot;&quot;)">
            <text:p/>
          </table:table-cell>
          <table:table-cell table:formula="of:=IF(AND([.C112]&lt;=[.F112];[.D1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C113]&gt;[.F113];[.D113]=0);&quot;Down&quot;;&quot;&quot;)">
            <text:p/>
          </table:table-cell>
          <table:table-cell table:formula="of:=IF(AND([.C113]&lt;=[.F113];[.D113]=1);&quot;Up&quot;;&quot;&quot;)">
            <text:p/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C114]&gt;[.F114];[.D114]=0);&quot;Down&quot;;&quot;&quot;)">
            <text:p/>
          </table:table-cell>
          <table:table-cell table:formula="of:=IF(AND([.C114]&lt;=[.F114];[.D114]=1);&quot;Up&quot;;&quot;&quot;)">
            <text:p/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C115]&gt;[.F115];[.D115]=0);&quot;Down&quot;;&quot;&quot;)">
            <text:p/>
          </table:table-cell>
          <table:table-cell table:formula="of:=IF(AND([.C115]&lt;=[.F115];[.D115]=1);&quot;Up&quot;;&quot;&quot;)">
            <text:p/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C117]&gt;[.F117];[.D117]=0);&quot;Down&quot;;&quot;&quot;)">
            <text:p/>
          </table:table-cell>
          <table:table-cell table:formula="of:=IF(AND([.C117]&lt;=[.F117];[.D117]=1);&quot;Up&quot;;&quot;&quot;)">
            <text:p/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C118]&gt;[.F118];[.D118]=0);&quot;Down&quot;;&quot;&quot;)">
            <text:p/>
          </table:table-cell>
          <table:table-cell table:formula="of:=IF(AND([.C118]&lt;=[.F118];[.D118]=1);&quot;Up&quot;;&quot;&quot;)">
            <text:p/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C119]&gt;[.F119];[.D119]=0);&quot;Down&quot;;&quot;&quot;)" office:value-type="string" office:string-value="Down">
            <text:p>Down</text:p>
          </table:table-cell>
          <table:table-cell table:formula="of:=IF(AND([.C119]&lt;=[.F119];[.D119]=1);&quot;Up&quot;;&quot;&quot;)">
            <text:p/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C120]&gt;[.F120];[.D120]=0);&quot;Down&quot;;&quot;&quot;)">
            <text:p/>
          </table:table-cell>
          <table:table-cell table:formula="of:=IF(AND([.C120]&lt;=[.F120];[.D120]=1);&quot;Up&quot;;&quot;&quot;)">
            <text:p/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C121]&gt;[.F121];[.D121]=0);&quot;Down&quot;;&quot;&quot;)" office:value-type="string" office:string-value="Down">
            <text:p>Down</text:p>
          </table:table-cell>
          <table:table-cell table:formula="of:=IF(AND([.C121]&lt;=[.F121];[.D121]=1);&quot;Up&quot;;&quot;&quot;)">
            <text:p/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C122]&gt;[.F122];[.D122]=0);&quot;Down&quot;;&quot;&quot;)">
            <text:p/>
          </table:table-cell>
          <table:table-cell table:formula="of:=IF(AND([.C122]&lt;=[.F122];[.D122]=1);&quot;Up&quot;;&quot;&quot;)">
            <text:p/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C123]&gt;[.F123];[.D123]=0);&quot;Down&quot;;&quot;&quot;)" office:value-type="string" office:string-value="Down">
            <text:p>Down</text:p>
          </table:table-cell>
          <table:table-cell table:formula="of:=IF(AND([.C123]&lt;=[.F123];[.D123]=1);&quot;Up&quot;;&quot;&quot;)">
            <text:p/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C124]&gt;[.F124];[.D124]=0);&quot;Down&quot;;&quot;&quot;)">
            <text:p/>
          </table:table-cell>
          <table:table-cell table:formula="of:=IF(AND([.C124]&lt;=[.F124];[.D124]=1);&quot;Up&quot;;&quot;&quot;)">
            <text:p/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C126]&gt;[.F126];[.D126]=0);&quot;Down&quot;;&quot;&quot;)">
            <text:p/>
          </table:table-cell>
          <table:table-cell table:formula="of:=IF(AND([.C126]&lt;=[.F126];[.D1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C127]&gt;[.F127];[.D127]=0);&quot;Down&quot;;&quot;&quot;)">
            <text:p/>
          </table:table-cell>
          <table:table-cell table:formula="of:=IF(AND([.C127]&lt;=[.F127];[.D127]=1);&quot;Up&quot;;&quot;&quot;)">
            <text:p/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C128]&gt;[.F128];[.D128]=0);&quot;Down&quot;;&quot;&quot;)">
            <text:p/>
          </table:table-cell>
          <table:table-cell table:formula="of:=IF(AND([.C128]&lt;=[.F128];[.D128]=1);&quot;Up&quot;;&quot;&quot;)">
            <text:p/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C129]&gt;[.F129];[.D129]=0);&quot;Down&quot;;&quot;&quot;)">
            <text:p/>
          </table:table-cell>
          <table:table-cell table:formula="of:=IF(AND([.C129]&lt;=[.F129];[.D1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C130]&gt;[.F130];[.D130]=0);&quot;Down&quot;;&quot;&quot;)">
            <text:p/>
          </table:table-cell>
          <table:table-cell table:formula="of:=IF(AND([.C130]&lt;=[.F130];[.D130]=1);&quot;Up&quot;;&quot;&quot;)">
            <text:p/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C131]&gt;[.F131];[.D131]=0);&quot;Down&quot;;&quot;&quot;)">
            <text:p/>
          </table:table-cell>
          <table:table-cell table:formula="of:=IF(AND([.C131]&lt;=[.F131];[.D131]=1);&quot;Up&quot;;&quot;&quot;)">
            <text:p/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C132]&gt;[.F132];[.D132]=0);&quot;Down&quot;;&quot;&quot;)">
            <text:p/>
          </table:table-cell>
          <table:table-cell table:formula="of:=IF(AND([.C132]&lt;=[.F132];[.D132]=1);&quot;Up&quot;;&quot;&quot;)">
            <text:p/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C133]&gt;[.F133];[.D133]=0);&quot;Down&quot;;&quot;&quot;)">
            <text:p/>
          </table:table-cell>
          <table:table-cell table:formula="of:=IF(AND([.C133]&lt;=[.F133];[.D133]=1);&quot;Up&quot;;&quot;&quot;)">
            <text:p/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C134]&gt;[.F134];[.D134]=0);&quot;Down&quot;;&quot;&quot;)">
            <text:p/>
          </table:table-cell>
          <table:table-cell table:formula="of:=IF(AND([.C134]&lt;=[.F134];[.D134]=1);&quot;Up&quot;;&quot;&quot;)">
            <text:p/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C135]&gt;[.F135];[.D135]=0);&quot;Down&quot;;&quot;&quot;)">
            <text:p/>
          </table:table-cell>
          <table:table-cell table:formula="of:=IF(AND([.C135]&lt;=[.F135];[.D135]=1);&quot;Up&quot;;&quot;&quot;)">
            <text:p/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C136]&gt;[.F136];[.D136]=0);&quot;Down&quot;;&quot;&quot;)">
            <text:p/>
          </table:table-cell>
          <table:table-cell table:formula="of:=IF(AND([.C136]&lt;=[.F136];[.D136]=1);&quot;Up&quot;;&quot;&quot;)">
            <text:p/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>
            <text:p/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C138]&gt;[.F138];[.D138]=0);&quot;Down&quot;;&quot;&quot;)">
            <text:p/>
          </table:table-cell>
          <table:table-cell table:formula="of:=IF(AND([.C138]&lt;=[.F138];[.D1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C139]&gt;[.F139];[.D139]=0);&quot;Down&quot;;&quot;&quot;)">
            <text:p/>
          </table:table-cell>
          <table:table-cell table:formula="of:=IF(AND([.C139]&lt;=[.F139];[.D1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C140]&gt;[.F140];[.D140]=0);&quot;Down&quot;;&quot;&quot;)">
            <text:p/>
          </table:table-cell>
          <table:table-cell table:formula="of:=IF(AND([.C140]&lt;=[.F140];[.D140]=1);&quot;Up&quot;;&quot;&quot;)">
            <text:p/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C141]&gt;[.F141];[.D141]=0);&quot;Down&quot;;&quot;&quot;)">
            <text:p/>
          </table:table-cell>
          <table:table-cell table:formula="of:=IF(AND([.C141]&lt;=[.F141];[.D141]=1);&quot;Up&quot;;&quot;&quot;)">
            <text:p/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C142]&gt;[.F142];[.D142]=0);&quot;Down&quot;;&quot;&quot;)">
            <text:p/>
          </table:table-cell>
          <table:table-cell table:formula="of:=IF(AND([.C142]&lt;=[.F142];[.D142]=1);&quot;Up&quot;;&quot;&quot;)">
            <text:p/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C143]&gt;[.F143];[.D143]=0);&quot;Down&quot;;&quot;&quot;)">
            <text:p/>
          </table:table-cell>
          <table:table-cell table:formula="of:=IF(AND([.C143]&lt;=[.F143];[.D143]=1);&quot;Up&quot;;&quot;&quot;)">
            <text:p/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C144]&gt;[.F144];[.D144]=0);&quot;Down&quot;;&quot;&quot;)">
            <text:p/>
          </table:table-cell>
          <table:table-cell table:formula="of:=IF(AND([.C144]&lt;=[.F144];[.D144]=1);&quot;Up&quot;;&quot;&quot;)">
            <text:p/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C145]&gt;[.F145];[.D145]=0);&quot;Down&quot;;&quot;&quot;)">
            <text:p/>
          </table:table-cell>
          <table:table-cell table:formula="of:=IF(AND([.C145]&lt;=[.F145];[.D145]=1);&quot;Up&quot;;&quot;&quot;)">
            <text:p/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C146]&gt;[.F146];[.D146]=0);&quot;Down&quot;;&quot;&quot;)">
            <text:p/>
          </table:table-cell>
          <table:table-cell table:formula="of:=IF(AND([.C146]&lt;=[.F146];[.D146]=1);&quot;Up&quot;;&quot;&quot;)">
            <text:p/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C147]&gt;[.F147];[.D147]=0);&quot;Down&quot;;&quot;&quot;)">
            <text:p/>
          </table:table-cell>
          <table:table-cell table:formula="of:=IF(AND([.C147]&lt;=[.F147];[.D1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C148]&gt;[.F148];[.D148]=0);&quot;Down&quot;;&quot;&quot;)">
            <text:p/>
          </table:table-cell>
          <table:table-cell table:formula="of:=IF(AND([.C148]&lt;=[.F148];[.D148]=1);&quot;Up&quot;;&quot;&quot;)">
            <text:p/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C149]&gt;[.F149];[.D149]=0);&quot;Down&quot;;&quot;&quot;)" office:value-type="string" office:string-value="Down">
            <text:p>Down</text:p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C150]&gt;[.F150];[.D150]=0);&quot;Down&quot;;&quot;&quot;)">
            <text:p/>
          </table:table-cell>
          <table:table-cell table:formula="of:=IF(AND([.C150]&lt;=[.F150];[.D1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C151]&gt;[.F151];[.D151]=0);&quot;Down&quot;;&quot;&quot;)">
            <text:p/>
          </table:table-cell>
          <table:table-cell table:formula="of:=IF(AND([.C151]&lt;=[.F151];[.D1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C153]&gt;[.F153];[.D153]=0);&quot;Down&quot;;&quot;&quot;)">
            <text:p/>
          </table:table-cell>
          <table:table-cell table:formula="of:=IF(AND([.C153]&lt;=[.F153];[.D153]=1);&quot;Up&quot;;&quot;&quot;)">
            <text:p/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C154]&gt;[.F154];[.D154]=0);&quot;Down&quot;;&quot;&quot;)">
            <text:p/>
          </table:table-cell>
          <table:table-cell table:formula="of:=IF(AND([.C154]&lt;=[.F154];[.D154]=1);&quot;Up&quot;;&quot;&quot;)">
            <text:p/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C155]&gt;[.F155];[.D155]=0);&quot;Down&quot;;&quot;&quot;)">
            <text:p/>
          </table:table-cell>
          <table:table-cell table:formula="of:=IF(AND([.C155]&lt;=[.F155];[.D155]=1);&quot;Up&quot;;&quot;&quot;)">
            <text:p/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C156]&gt;[.F156];[.D156]=0);&quot;Down&quot;;&quot;&quot;)">
            <text:p/>
          </table:table-cell>
          <table:table-cell table:formula="of:=IF(AND([.C156]&lt;=[.F156];[.D156]=1);&quot;Up&quot;;&quot;&quot;)">
            <text:p/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C157]&gt;[.F157];[.D157]=0);&quot;Down&quot;;&quot;&quot;)">
            <text:p/>
          </table:table-cell>
          <table:table-cell table:formula="of:=IF(AND([.C157]&lt;=[.F157];[.D157]=1);&quot;Up&quot;;&quot;&quot;)">
            <text:p/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C158]&gt;[.F158];[.D158]=0);&quot;Down&quot;;&quot;&quot;)">
            <text:p/>
          </table:table-cell>
          <table:table-cell table:formula="of:=IF(AND([.C158]&lt;=[.F158];[.D1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C159]&gt;[.F159];[.D159]=0);&quot;Down&quot;;&quot;&quot;)">
            <text:p/>
          </table:table-cell>
          <table:table-cell table:formula="of:=IF(AND([.C159]&lt;=[.F159];[.D1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C160]&gt;[.F160];[.D160]=0);&quot;Down&quot;;&quot;&quot;)">
            <text:p/>
          </table:table-cell>
          <table:table-cell table:formula="of:=IF(AND([.C160]&lt;=[.F160];[.D1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C161]&gt;[.F161];[.D161]=0);&quot;Down&quot;;&quot;&quot;)">
            <text:p/>
          </table:table-cell>
          <table:table-cell table:formula="of:=IF(AND([.C161]&lt;=[.F161];[.D1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C162]&gt;[.F162];[.D162]=0);&quot;Down&quot;;&quot;&quot;)" office:value-type="string" office:string-value="Down">
            <text:p>Down</text:p>
          </table:table-cell>
          <table:table-cell table:formula="of:=IF(AND([.C162]&lt;=[.F162];[.D162]=1);&quot;Up&quot;;&quot;&quot;)">
            <text:p/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C163]&gt;[.F163];[.D163]=0);&quot;Down&quot;;&quot;&quot;)">
            <text:p/>
          </table:table-cell>
          <table:table-cell table:formula="of:=IF(AND([.C163]&lt;=[.F163];[.D163]=1);&quot;Up&quot;;&quot;&quot;)">
            <text:p/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C164]&gt;[.F164];[.D164]=0);&quot;Down&quot;;&quot;&quot;)">
            <text:p/>
          </table:table-cell>
          <table:table-cell table:formula="of:=IF(AND([.C164]&lt;=[.F164];[.D1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C165]&gt;[.F165];[.D165]=0);&quot;Down&quot;;&quot;&quot;)">
            <text:p/>
          </table:table-cell>
          <table:table-cell table:formula="of:=IF(AND([.C165]&lt;=[.F165];[.D165]=1);&quot;Up&quot;;&quot;&quot;)">
            <text:p/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C166]&gt;[.F166];[.D166]=0);&quot;Down&quot;;&quot;&quot;)">
            <text:p/>
          </table:table-cell>
          <table:table-cell table:formula="of:=IF(AND([.C166]&lt;=[.F166];[.D1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C167]&gt;[.F167];[.D167]=0);&quot;Down&quot;;&quot;&quot;)">
            <text:p/>
          </table:table-cell>
          <table:table-cell table:formula="of:=IF(AND([.C167]&lt;=[.F167];[.D1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C168]&gt;[.F168];[.D168]=0);&quot;Down&quot;;&quot;&quot;)">
            <text:p/>
          </table:table-cell>
          <table:table-cell table:formula="of:=IF(AND([.C168]&lt;=[.F168];[.D168]=1);&quot;Up&quot;;&quot;&quot;)">
            <text:p/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C169]&gt;[.F169];[.D169]=0);&quot;Down&quot;;&quot;&quot;)">
            <text:p/>
          </table:table-cell>
          <table:table-cell table:formula="of:=IF(AND([.C169]&lt;=[.F169];[.D1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C170]&gt;[.F170];[.D170]=0);&quot;Down&quot;;&quot;&quot;)" office:value-type="string" office:string-value="Down">
            <text:p>Down</text:p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C171]&gt;[.F171];[.D171]=0);&quot;Down&quot;;&quot;&quot;)">
            <text:p/>
          </table:table-cell>
          <table:table-cell table:formula="of:=IF(AND([.C171]&lt;=[.F171];[.D1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C172]&gt;[.F172];[.D172]=0);&quot;Down&quot;;&quot;&quot;)">
            <text:p/>
          </table:table-cell>
          <table:table-cell table:formula="of:=IF(AND([.C172]&lt;=[.F172];[.D172]=1);&quot;Up&quot;;&quot;&quot;)">
            <text:p/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C173]&gt;[.F173];[.D173]=0);&quot;Down&quot;;&quot;&quot;)">
            <text:p/>
          </table:table-cell>
          <table:table-cell table:formula="of:=IF(AND([.C173]&lt;=[.F173];[.D1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>
            <text:p/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C175]&gt;[.F175];[.D175]=0);&quot;Down&quot;;&quot;&quot;)">
            <text:p/>
          </table:table-cell>
          <table:table-cell table:formula="of:=IF(AND([.C175]&lt;=[.F175];[.D1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C176]&gt;[.F176];[.D176]=0);&quot;Down&quot;;&quot;&quot;)">
            <text:p/>
          </table:table-cell>
          <table:table-cell table:formula="of:=IF(AND([.C176]&lt;=[.F176];[.D1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C177]&gt;[.F177];[.D177]=0);&quot;Down&quot;;&quot;&quot;)">
            <text:p/>
          </table:table-cell>
          <table:table-cell table:formula="of:=IF(AND([.C177]&lt;=[.F177];[.D1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C178]&gt;[.F178];[.D178]=0);&quot;Down&quot;;&quot;&quot;)">
            <text:p/>
          </table:table-cell>
          <table:table-cell table:formula="of:=IF(AND([.C178]&lt;=[.F178];[.D1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C179]&gt;[.F179];[.D179]=0);&quot;Down&quot;;&quot;&quot;)">
            <text:p/>
          </table:table-cell>
          <table:table-cell table:formula="of:=IF(AND([.C179]&lt;=[.F179];[.D179]=1);&quot;Up&quot;;&quot;&quot;)">
            <text:p/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C180]&gt;[.F180];[.D180]=0);&quot;Down&quot;;&quot;&quot;)">
            <text:p/>
          </table:table-cell>
          <table:table-cell table:formula="of:=IF(AND([.C180]&lt;=[.F180];[.D180]=1);&quot;Up&quot;;&quot;&quot;)">
            <text:p/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C181]&gt;[.F181];[.D181]=0);&quot;Down&quot;;&quot;&quot;)" office:value-type="string" office:string-value="Down">
            <text:p>Down</text:p>
          </table:table-cell>
          <table:table-cell table:formula="of:=IF(AND([.C181]&lt;=[.F181];[.D181]=1);&quot;Up&quot;;&quot;&quot;)">
            <text:p/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C182]&gt;[.F182];[.D182]=0);&quot;Down&quot;;&quot;&quot;)">
            <text:p/>
          </table:table-cell>
          <table:table-cell table:formula="of:=IF(AND([.C182]&lt;=[.F182];[.D182]=1);&quot;Up&quot;;&quot;&quot;)">
            <text:p/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C183]&gt;[.F183];[.D183]=0);&quot;Down&quot;;&quot;&quot;)">
            <text:p/>
          </table:table-cell>
          <table:table-cell table:formula="of:=IF(AND([.C183]&lt;=[.F183];[.D1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C185]&gt;[.F185];[.D185]=0);&quot;Down&quot;;&quot;&quot;)">
            <text:p/>
          </table:table-cell>
          <table:table-cell table:formula="of:=IF(AND([.C185]&lt;=[.F185];[.D1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C187]&gt;[.F187];[.D187]=0);&quot;Down&quot;;&quot;&quot;)">
            <text:p/>
          </table:table-cell>
          <table:table-cell table:formula="of:=IF(AND([.C187]&lt;=[.F187];[.D187]=1);&quot;Up&quot;;&quot;&quot;)">
            <text:p/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C188]&gt;[.F188];[.D188]=0);&quot;Down&quot;;&quot;&quot;)" office:value-type="string" office:string-value="Down">
            <text:p>Down</text:p>
          </table:table-cell>
          <table:table-cell table:formula="of:=IF(AND([.C188]&lt;=[.F188];[.D188]=1);&quot;Up&quot;;&quot;&quot;)">
            <text:p/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C190]&gt;[.F190];[.D190]=0);&quot;Down&quot;;&quot;&quot;)">
            <text:p/>
          </table:table-cell>
          <table:table-cell table:formula="of:=IF(AND([.C190]&lt;=[.F190];[.D1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C191]&gt;[.F191];[.D191]=0);&quot;Down&quot;;&quot;&quot;)" office:value-type="string" office:string-value="Down">
            <text:p>Down</text:p>
          </table:table-cell>
          <table:table-cell table:formula="of:=IF(AND([.C191]&lt;=[.F191];[.D191]=1);&quot;Up&quot;;&quot;&quot;)">
            <text:p/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C193]&gt;[.F193];[.D193]=0);&quot;Down&quot;;&quot;&quot;)">
            <text:p/>
          </table:table-cell>
          <table:table-cell table:formula="of:=IF(AND([.C193]&lt;=[.F193];[.D1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C194]&gt;[.F194];[.D194]=0);&quot;Down&quot;;&quot;&quot;)">
            <text:p/>
          </table:table-cell>
          <table:table-cell table:formula="of:=IF(AND([.C194]&lt;=[.F194];[.D194]=1);&quot;Up&quot;;&quot;&quot;)">
            <text:p/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C195]&gt;[.F195];[.D195]=0);&quot;Down&quot;;&quot;&quot;)">
            <text:p/>
          </table:table-cell>
          <table:table-cell table:formula="of:=IF(AND([.C195]&lt;=[.F195];[.D195]=1);&quot;Up&quot;;&quot;&quot;)">
            <text:p/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C196]&gt;[.F196];[.D196]=0);&quot;Down&quot;;&quot;&quot;)">
            <text:p/>
          </table:table-cell>
          <table:table-cell table:formula="of:=IF(AND([.C196]&lt;=[.F196];[.D196]=1);&quot;Up&quot;;&quot;&quot;)">
            <text:p/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C197]&gt;[.F197];[.D197]=0);&quot;Down&quot;;&quot;&quot;)" office:value-type="string" office:string-value="Down">
            <text:p>Down</text:p>
          </table:table-cell>
          <table:table-cell table:formula="of:=IF(AND([.C197]&lt;=[.F197];[.D197]=1);&quot;Up&quot;;&quot;&quot;)">
            <text:p/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C198]&gt;[.F198];[.D198]=0);&quot;Down&quot;;&quot;&quot;)" office:value-type="string" office:string-value="Down">
            <text:p>Down</text:p>
          </table:table-cell>
          <table:table-cell table:formula="of:=IF(AND([.C198]&lt;=[.F198];[.D198]=1);&quot;Up&quot;;&quot;&quot;)">
            <text:p/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C199]&gt;[.F199];[.D199]=0);&quot;Down&quot;;&quot;&quot;)" office:value-type="string" office:string-value="Down">
            <text:p>Down</text:p>
          </table:table-cell>
          <table:table-cell table:formula="of:=IF(AND([.C199]&lt;=[.F199];[.D199]=1);&quot;Up&quot;;&quot;&quot;)">
            <text:p/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C200]&gt;[.F200];[.D200]=0);&quot;Down&quot;;&quot;&quot;)">
            <text:p/>
          </table:table-cell>
          <table:table-cell table:formula="of:=IF(AND([.C200]&lt;=[.F200];[.D200]=1);&quot;Up&quot;;&quot;&quot;)">
            <text:p/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C201]&gt;[.F201];[.D201]=0);&quot;Down&quot;;&quot;&quot;)">
            <text:p/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C202]&gt;[.F202];[.D202]=0);&quot;Down&quot;;&quot;&quot;)">
            <text:p/>
          </table:table-cell>
          <table:table-cell table:formula="of:=IF(AND([.C202]&lt;=[.F202];[.D202]=1);&quot;Up&quot;;&quot;&quot;)">
            <text:p/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C203]&gt;[.F203];[.D203]=0);&quot;Down&quot;;&quot;&quot;)">
            <text:p/>
          </table:table-cell>
          <table:table-cell table:formula="of:=IF(AND([.C203]&lt;=[.F203];[.D203]=1);&quot;Up&quot;;&quot;&quot;)">
            <text:p/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C204]&gt;[.F204];[.D204]=0);&quot;Down&quot;;&quot;&quot;)" office:value-type="string" office:string-value="Down">
            <text:p>Down</text:p>
          </table:table-cell>
          <table:table-cell table:formula="of:=IF(AND([.C204]&lt;=[.F204];[.D204]=1);&quot;Up&quot;;&quot;&quot;)">
            <text:p/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C205]&gt;[.F205];[.D205]=0);&quot;Down&quot;;&quot;&quot;)" office:value-type="string" office:string-value="Down">
            <text:p>Down</text:p>
          </table:table-cell>
          <table:table-cell table:formula="of:=IF(AND([.C205]&lt;=[.F205];[.D205]=1);&quot;Up&quot;;&quot;&quot;)">
            <text:p/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C206]&gt;[.F206];[.D206]=0);&quot;Down&quot;;&quot;&quot;)">
            <text:p/>
          </table:table-cell>
          <table:table-cell table:formula="of:=IF(AND([.C206]&lt;=[.F206];[.D206]=1);&quot;Up&quot;;&quot;&quot;)">
            <text:p/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C207]&gt;[.F207];[.D207]=0);&quot;Down&quot;;&quot;&quot;)">
            <text:p/>
          </table:table-cell>
          <table:table-cell table:formula="of:=IF(AND([.C207]&lt;=[.F207];[.D207]=1);&quot;Up&quot;;&quot;&quot;)">
            <text:p/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C208]&gt;[.F208];[.D208]=0);&quot;Down&quot;;&quot;&quot;)" office:value-type="string" office:string-value="Down">
            <text:p>Down</text:p>
          </table:table-cell>
          <table:table-cell table:formula="of:=IF(AND([.C208]&lt;=[.F208];[.D208]=1);&quot;Up&quot;;&quot;&quot;)">
            <text:p/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C209]&gt;[.F209];[.D209]=0);&quot;Down&quot;;&quot;&quot;)" office:value-type="string" office:string-value="Down">
            <text:p>Down</text:p>
          </table:table-cell>
          <table:table-cell table:formula="of:=IF(AND([.C209]&lt;=[.F209];[.D209]=1);&quot;Up&quot;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C210]&gt;[.F210];[.D210]=0);&quot;Down&quot;;&quot;&quot;)" office:value-type="string" office:string-value="Down">
            <text:p>Down</text:p>
          </table:table-cell>
          <table:table-cell table:formula="of:=IF(AND([.C210]&lt;=[.F210];[.D210]=1);&quot;Up&quot;;&quot;&quot;)">
            <text:p/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C211]&gt;[.F211];[.D211]=0);&quot;Down&quot;;&quot;&quot;)" office:value-type="string" office:string-value="Down">
            <text:p>Down</text:p>
          </table:table-cell>
          <table:table-cell table:formula="of:=IF(AND([.C211]&lt;=[.F211];[.D211]=1);&quot;Up&quot;;&quot;&quot;)">
            <text:p/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C212]&gt;[.F212];[.D212]=0);&quot;Down&quot;;&quot;&quot;)">
            <text:p/>
          </table:table-cell>
          <table:table-cell table:formula="of:=IF(AND([.C212]&lt;=[.F212];[.D212]=1);&quot;Up&quot;;&quot;&quot;)">
            <text:p/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C213]&gt;[.F213];[.D213]=0);&quot;Down&quot;;&quot;&quot;)">
            <text:p/>
          </table:table-cell>
          <table:table-cell table:formula="of:=IF(AND([.C213]&lt;=[.F213];[.D213]=1);&quot;Up&quot;;&quot;&quot;)">
            <text:p/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C214]&gt;[.F214];[.D214]=0);&quot;Down&quot;;&quot;&quot;)">
            <text:p/>
          </table:table-cell>
          <table:table-cell table:formula="of:=IF(AND([.C214]&lt;=[.F214];[.D214]=1);&quot;Up&quot;;&quot;&quot;)">
            <text:p/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C215]&gt;[.F215];[.D215]=0);&quot;Down&quot;;&quot;&quot;)">
            <text:p/>
          </table:table-cell>
          <table:table-cell table:formula="of:=IF(AND([.C215]&lt;=[.F215];[.D215]=1);&quot;Up&quot;;&quot;&quot;)">
            <text:p/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C216]&gt;[.F216];[.D216]=0);&quot;Down&quot;;&quot;&quot;)">
            <text:p/>
          </table:table-cell>
          <table:table-cell table:formula="of:=IF(AND([.C216]&lt;=[.F216];[.D2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C217]&gt;[.F217];[.D217]=0);&quot;Down&quot;;&quot;&quot;)">
            <text:p/>
          </table:table-cell>
          <table:table-cell table:formula="of:=IF(AND([.C217]&lt;=[.F217];[.D2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C218]&gt;[.F218];[.D218]=0);&quot;Down&quot;;&quot;&quot;)">
            <text:p/>
          </table:table-cell>
          <table:table-cell table:formula="of:=IF(AND([.C218]&lt;=[.F218];[.D218]=1);&quot;Up&quot;;&quot;&quot;)">
            <text:p/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C219]&gt;[.F219];[.D219]=0);&quot;Down&quot;;&quot;&quot;)">
            <text:p/>
          </table:table-cell>
          <table:table-cell table:formula="of:=IF(AND([.C219]&lt;=[.F219];[.D2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C220]&gt;[.F220];[.D220]=0);&quot;Down&quot;;&quot;&quot;)">
            <text:p/>
          </table:table-cell>
          <table:table-cell table:formula="of:=IF(AND([.C220]&lt;=[.F220];[.D220]=1);&quot;Up&quot;;&quot;&quot;)">
            <text:p/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C221]&gt;[.F221];[.D221]=0);&quot;Down&quot;;&quot;&quot;)">
            <text:p/>
          </table:table-cell>
          <table:table-cell table:formula="of:=IF(AND([.C221]&lt;=[.F221];[.D221]=1);&quot;Up&quot;;&quot;&quot;)">
            <text:p/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C222]&gt;[.F222];[.D222]=0);&quot;Down&quot;;&quot;&quot;)">
            <text:p/>
          </table:table-cell>
          <table:table-cell table:formula="of:=IF(AND([.C222]&lt;=[.F222];[.D222]=1);&quot;Up&quot;;&quot;&quot;)">
            <text:p/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C223]&gt;[.F223];[.D223]=0);&quot;Down&quot;;&quot;&quot;)">
            <text:p/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C224]&gt;[.F224];[.D224]=0);&quot;Down&quot;;&quot;&quot;)">
            <text:p/>
          </table:table-cell>
          <table:table-cell table:formula="of:=IF(AND([.C224]&lt;=[.F224];[.D224]=1);&quot;Up&quot;;&quot;&quot;)">
            <text:p/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C225]&gt;[.F225];[.D225]=0);&quot;Down&quot;;&quot;&quot;)">
            <text:p/>
          </table:table-cell>
          <table:table-cell table:formula="of:=IF(AND([.C225]&lt;=[.F225];[.D2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C226]&gt;[.F226];[.D226]=0);&quot;Down&quot;;&quot;&quot;)" office:value-type="string" office:string-value="Down">
            <text:p>Down</text:p>
          </table:table-cell>
          <table:table-cell table:formula="of:=IF(AND([.C226]&lt;=[.F226];[.D226]=1);&quot;Up&quot;;&quot;&quot;)">
            <text:p/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C227]&gt;[.F227];[.D227]=0);&quot;Down&quot;;&quot;&quot;)">
            <text:p/>
          </table:table-cell>
          <table:table-cell table:formula="of:=IF(AND([.C227]&lt;=[.F227];[.D227]=1);&quot;Up&quot;;&quot;&quot;)">
            <text:p/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C228]&gt;[.F228];[.D228]=0);&quot;Down&quot;;&quot;&quot;)">
            <text:p/>
          </table:table-cell>
          <table:table-cell table:formula="of:=IF(AND([.C228]&lt;=[.F228];[.D2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C229]&gt;[.F229];[.D229]=0);&quot;Down&quot;;&quot;&quot;)" office:value-type="string" office:string-value="Down">
            <text:p>Down</text:p>
          </table:table-cell>
          <table:table-cell table:formula="of:=IF(AND([.C229]&lt;=[.F229];[.D229]=1);&quot;Up&quot;;&quot;&quot;)">
            <text:p/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C230]&gt;[.F230];[.D230]=0);&quot;Down&quot;;&quot;&quot;)">
            <text:p/>
          </table:table-cell>
          <table:table-cell table:formula="of:=IF(AND([.C230]&lt;=[.F230];[.D230]=1);&quot;Up&quot;;&quot;&quot;)">
            <text:p/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C231]&gt;[.F231];[.D231]=0);&quot;Down&quot;;&quot;&quot;)">
            <text:p/>
          </table:table-cell>
          <table:table-cell table:formula="of:=IF(AND([.C231]&lt;=[.F231];[.D2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C232]&gt;[.F232];[.D232]=0);&quot;Down&quot;;&quot;&quot;)">
            <text:p/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C233]&gt;[.F233];[.D233]=0);&quot;Down&quot;;&quot;&quot;)">
            <text:p/>
          </table:table-cell>
          <table:table-cell table:formula="of:=IF(AND([.C233]&lt;=[.F233];[.D233]=1);&quot;Up&quot;;&quot;&quot;)">
            <text:p/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C234]&gt;[.F234];[.D234]=0);&quot;Down&quot;;&quot;&quot;)">
            <text:p/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C235]&gt;[.F235];[.D235]=0);&quot;Down&quot;;&quot;&quot;)">
            <text:p/>
          </table:table-cell>
          <table:table-cell table:formula="of:=IF(AND([.C235]&lt;=[.F235];[.D235]=1);&quot;Up&quot;;&quot;&quot;)">
            <text:p/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C236]&gt;[.F236];[.D236]=0);&quot;Down&quot;;&quot;&quot;)" office:value-type="string" office:string-value="Down">
            <text:p>Down</text:p>
          </table:table-cell>
          <table:table-cell table:formula="of:=IF(AND([.C236]&lt;=[.F236];[.D236]=1);&quot;Up&quot;;&quot;&quot;)">
            <text:p/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C237]&gt;[.F237];[.D237]=0);&quot;Down&quot;;&quot;&quot;)" office:value-type="string" office:string-value="Down">
            <text:p>Down</text:p>
          </table:table-cell>
          <table:table-cell table:formula="of:=IF(AND([.C237]&lt;=[.F237];[.D237]=1);&quot;Up&quot;;&quot;&quot;)">
            <text:p/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C238]&gt;[.F238];[.D238]=0);&quot;Down&quot;;&quot;&quot;)" office:value-type="string" office:string-value="Down">
            <text:p>Down</text:p>
          </table:table-cell>
          <table:table-cell table:formula="of:=IF(AND([.C238]&lt;=[.F238];[.D238]=1);&quot;Up&quot;;&quot;&quot;)">
            <text:p/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C239]&gt;[.F239];[.D239]=0);&quot;Down&quot;;&quot;&quot;)">
            <text:p/>
          </table:table-cell>
          <table:table-cell table:formula="of:=IF(AND([.C239]&lt;=[.F239];[.D239]=1);&quot;Up&quot;;&quot;&quot;)">
            <text:p/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C240]&gt;[.F240];[.D240]=0);&quot;Down&quot;;&quot;&quot;)" office:value-type="string" office:string-value="Down">
            <text:p>Down</text:p>
          </table:table-cell>
          <table:table-cell table:formula="of:=IF(AND([.C240]&lt;=[.F240];[.D240]=1);&quot;Up&quot;;&quot;&quot;)">
            <text:p/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C241]&gt;[.F241];[.D241]=0);&quot;Down&quot;;&quot;&quot;)" office:value-type="string" office:string-value="Down">
            <text:p>Down</text:p>
          </table:table-cell>
          <table:table-cell table:formula="of:=IF(AND([.C241]&lt;=[.F241];[.D241]=1);&quot;Up&quot;;&quot;&quot;)">
            <text:p/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C242]&gt;[.F242];[.D242]=0);&quot;Down&quot;;&quot;&quot;)" office:value-type="string" office:string-value="Down">
            <text:p>Down</text:p>
          </table:table-cell>
          <table:table-cell table:formula="of:=IF(AND([.C242]&lt;=[.F242];[.D242]=1);&quot;Up&quot;;&quot;&quot;)">
            <text:p/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C243]&gt;[.F243];[.D243]=0);&quot;Down&quot;;&quot;&quot;)">
            <text:p/>
          </table:table-cell>
          <table:table-cell table:formula="of:=IF(AND([.C243]&lt;=[.F243];[.D2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C244]&gt;[.F244];[.D244]=0);&quot;Down&quot;;&quot;&quot;)">
            <text:p/>
          </table:table-cell>
          <table:table-cell table:formula="of:=IF(AND([.C244]&lt;=[.F244];[.D244]=1);&quot;Up&quot;;&quot;&quot;)">
            <text:p/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C245]&gt;[.F245];[.D245]=0);&quot;Down&quot;;&quot;&quot;)" office:value-type="string" office:string-value="Down">
            <text:p>Down</text:p>
          </table:table-cell>
          <table:table-cell table:formula="of:=IF(AND([.C245]&lt;=[.F245];[.D245]=1);&quot;Up&quot;;&quot;&quot;)">
            <text:p/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C246]&gt;[.F246];[.D246]=0);&quot;Down&quot;;&quot;&quot;)">
            <text:p/>
          </table:table-cell>
          <table:table-cell table:formula="of:=IF(AND([.C246]&lt;=[.F246];[.D246]=1);&quot;Up&quot;;&quot;&quot;)">
            <text:p/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C247]&gt;[.F247];[.D247]=0);&quot;Down&quot;;&quot;&quot;)">
            <text:p/>
          </table:table-cell>
          <table:table-cell table:formula="of:=IF(AND([.C247]&lt;=[.F247];[.D2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C248]&gt;[.F248];[.D248]=0);&quot;Down&quot;;&quot;&quot;)">
            <text:p/>
          </table:table-cell>
          <table:table-cell table:formula="of:=IF(AND([.C248]&lt;=[.F248];[.D2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C249]&gt;[.F249];[.D249]=0);&quot;Down&quot;;&quot;&quot;)">
            <text:p/>
          </table:table-cell>
          <table:table-cell table:formula="of:=IF(AND([.C249]&lt;=[.F249];[.D249]=1);&quot;Up&quot;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C250]&gt;[.F250];[.D250]=0);&quot;Down&quot;;&quot;&quot;)">
            <text:p/>
          </table:table-cell>
          <table:table-cell table:formula="of:=IF(AND([.C250]&lt;=[.F250];[.D250]=1);&quot;Up&quot;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C251]&gt;[.F251];[.D251]=0);&quot;Down&quot;;&quot;&quot;)" office:value-type="string" office:string-value="Down">
            <text:p>Down</text:p>
          </table:table-cell>
          <table:table-cell table:formula="of:=IF(AND([.C251]&lt;=[.F251];[.D251]=1);&quot;Up&quot;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C252]&gt;[.F252];[.D252]=0);&quot;Down&quot;;&quot;&quot;)" office:value-type="string" office:string-value="Down">
            <text:p>Down</text:p>
          </table:table-cell>
          <table:table-cell table:formula="of:=IF(AND([.C252]&lt;=[.F252];[.D252]=1);&quot;Up&quot;;&quot;&quot;)">
            <text:p/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C253]&gt;[.F253];[.D253]=0);&quot;Down&quot;;&quot;&quot;)" office:value-type="string" office:string-value="Down">
            <text:p>Down</text:p>
          </table:table-cell>
          <table:table-cell table:formula="of:=IF(AND([.C253]&lt;=[.F253];[.D253]=1);&quot;Up&quot;;&quot;&quot;)">
            <text:p/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C254]&gt;[.F254];[.D254]=0);&quot;Down&quot;;&quot;&quot;)">
            <text:p/>
          </table:table-cell>
          <table:table-cell table:formula="of:=IF(AND([.C254]&lt;=[.F254];[.D254]=1);&quot;Up&quot;;&quot;&quot;)">
            <text:p/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C255]&gt;[.F255];[.D255]=0);&quot;Down&quot;;&quot;&quot;)">
            <text:p/>
          </table:table-cell>
          <table:table-cell table:formula="of:=IF(AND([.C255]&lt;=[.F255];[.D255]=1);&quot;Up&quot;;&quot;&quot;)">
            <text:p/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C256]&gt;[.F256];[.D256]=0);&quot;Down&quot;;&quot;&quot;)">
            <text:p/>
          </table:table-cell>
          <table:table-cell table:formula="of:=IF(AND([.C256]&lt;=[.F256];[.D256]=1);&quot;Up&quot;;&quot;&quot;)">
            <text:p/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C257]&gt;[.F257];[.D257]=0);&quot;Down&quot;;&quot;&quot;)">
            <text:p/>
          </table:table-cell>
          <table:table-cell table:formula="of:=IF(AND([.C257]&lt;=[.F257];[.D257]=1);&quot;Up&quot;;&quot;&quot;)">
            <text:p/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C258]&gt;[.F258];[.D258]=0);&quot;Down&quot;;&quot;&quot;)">
            <text:p/>
          </table:table-cell>
          <table:table-cell table:formula="of:=IF(AND([.C258]&lt;=[.F258];[.D258]=1);&quot;Up&quot;;&quot;&quot;)">
            <text:p/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C259]&gt;[.F259];[.D259]=0);&quot;Down&quot;;&quot;&quot;)" office:value-type="string" office:string-value="Down">
            <text:p>Down</text:p>
          </table:table-cell>
          <table:table-cell table:formula="of:=IF(AND([.C259]&lt;=[.F259];[.D259]=1);&quot;Up&quot;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C260]&gt;[.F260];[.D260]=0);&quot;Down&quot;;&quot;&quot;)">
            <text:p/>
          </table:table-cell>
          <table:table-cell table:formula="of:=IF(AND([.C260]&lt;=[.F260];[.D260]=1);&quot;Up&quot;;&quot;&quot;)">
            <text:p/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C261]&gt;[.F261];[.D261]=0);&quot;Down&quot;;&quot;&quot;)" office:value-type="string" office:string-value="Down">
            <text:p>Down</text:p>
          </table:table-cell>
          <table:table-cell table:formula="of:=IF(AND([.C261]&lt;=[.F261];[.D261]=1);&quot;Up&quot;;&quot;&quot;)">
            <text:p/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C262]&gt;[.F262];[.D262]=0);&quot;Down&quot;;&quot;&quot;)" office:value-type="string" office:string-value="Down">
            <text:p>Down</text:p>
          </table:table-cell>
          <table:table-cell table:formula="of:=IF(AND([.C262]&lt;=[.F262];[.D262]=1);&quot;Up&quot;;&quot;&quot;)">
            <text:p/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C263]&gt;[.F263];[.D263]=0);&quot;Down&quot;;&quot;&quot;)">
            <text:p/>
          </table:table-cell>
          <table:table-cell table:formula="of:=IF(AND([.C263]&lt;=[.F263];[.D263]=1);&quot;Up&quot;;&quot;&quot;)">
            <text:p/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C264]&gt;[.F264];[.D264]=0);&quot;Down&quot;;&quot;&quot;)">
            <text:p/>
          </table:table-cell>
          <table:table-cell table:formula="of:=IF(AND([.C264]&lt;=[.F264];[.D2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C265]&gt;[.F265];[.D265]=0);&quot;Down&quot;;&quot;&quot;)">
            <text:p/>
          </table:table-cell>
          <table:table-cell table:formula="of:=IF(AND([.C265]&lt;=[.F265];[.D265]=1);&quot;Up&quot;;&quot;&quot;)">
            <text:p/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C266]&gt;[.F266];[.D266]=0);&quot;Down&quot;;&quot;&quot;)">
            <text:p/>
          </table:table-cell>
          <table:table-cell table:formula="of:=IF(AND([.C266]&lt;=[.F266];[.D266]=1);&quot;Up&quot;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C267]&gt;[.F267];[.D267]=0);&quot;Down&quot;;&quot;&quot;)" office:value-type="string" office:string-value="Down">
            <text:p>Down</text:p>
          </table:table-cell>
          <table:table-cell table:formula="of:=IF(AND([.C267]&lt;=[.F267];[.D267]=1);&quot;Up&quot;;&quot;&quot;)">
            <text:p/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C268]&gt;[.F268];[.D268]=0);&quot;Down&quot;;&quot;&quot;)">
            <text:p/>
          </table:table-cell>
          <table:table-cell table:formula="of:=IF(AND([.C268]&lt;=[.F268];[.D268]=1);&quot;Up&quot;;&quot;&quot;)">
            <text:p/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C269]&gt;[.F269];[.D269]=0);&quot;Down&quot;;&quot;&quot;)">
            <text:p/>
          </table:table-cell>
          <table:table-cell table:formula="of:=IF(AND([.C269]&lt;=[.F269];[.D2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C270]&gt;[.F270];[.D270]=0);&quot;Down&quot;;&quot;&quot;)">
            <text:p/>
          </table:table-cell>
          <table:table-cell table:formula="of:=IF(AND([.C270]&lt;=[.F270];[.D270]=1);&quot;Up&quot;;&quot;&quot;)">
            <text:p/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C271]&gt;[.F271];[.D271]=0);&quot;Down&quot;;&quot;&quot;)">
            <text:p/>
          </table:table-cell>
          <table:table-cell table:formula="of:=IF(AND([.C271]&lt;=[.F271];[.D271]=1);&quot;Up&quot;;&quot;&quot;)">
            <text:p/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C272]&gt;[.F272];[.D272]=0);&quot;Down&quot;;&quot;&quot;)" office:value-type="string" office:string-value="Down">
            <text:p>Down</text:p>
          </table:table-cell>
          <table:table-cell table:formula="of:=IF(AND([.C272]&lt;=[.F272];[.D272]=1);&quot;Up&quot;;&quot;&quot;)">
            <text:p/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C273]&gt;[.F273];[.D273]=0);&quot;Down&quot;;&quot;&quot;)" office:value-type="string" office:string-value="Down">
            <text:p>Down</text:p>
          </table:table-cell>
          <table:table-cell table:formula="of:=IF(AND([.C273]&lt;=[.F273];[.D273]=1);&quot;Up&quot;;&quot;&quot;)">
            <text:p/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C274]&gt;[.F274];[.D274]=0);&quot;Down&quot;;&quot;&quot;)">
            <text:p/>
          </table:table-cell>
          <table:table-cell table:formula="of:=IF(AND([.C274]&lt;=[.F274];[.D274]=1);&quot;Up&quot;;&quot;&quot;)">
            <text:p/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C275]&gt;[.F275];[.D275]=0);&quot;Down&quot;;&quot;&quot;)">
            <text:p/>
          </table:table-cell>
          <table:table-cell table:formula="of:=IF(AND([.C275]&lt;=[.F275];[.D275]=1);&quot;Up&quot;;&quot;&quot;)">
            <text:p/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C276]&gt;[.F276];[.D276]=0);&quot;Down&quot;;&quot;&quot;)">
            <text:p/>
          </table:table-cell>
          <table:table-cell table:formula="of:=IF(AND([.C276]&lt;=[.F276];[.D276]=1);&quot;Up&quot;;&quot;&quot;)">
            <text:p/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C277]&gt;[.F277];[.D277]=0);&quot;Down&quot;;&quot;&quot;)">
            <text:p/>
          </table:table-cell>
          <table:table-cell table:formula="of:=IF(AND([.C277]&lt;=[.F277];[.D277]=1);&quot;Up&quot;;&quot;&quot;)">
            <text:p/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C278]&gt;[.F278];[.D278]=0);&quot;Down&quot;;&quot;&quot;)">
            <text:p/>
          </table:table-cell>
          <table:table-cell table:formula="of:=IF(AND([.C278]&lt;=[.F278];[.D278]=1);&quot;Up&quot;;&quot;&quot;)">
            <text:p/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C279]&gt;[.F279];[.D279]=0);&quot;Down&quot;;&quot;&quot;)">
            <text:p/>
          </table:table-cell>
          <table:table-cell table:formula="of:=IF(AND([.C279]&lt;=[.F279];[.D279]=1);&quot;Up&quot;;&quot;&quot;)">
            <text:p/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C280]&gt;[.F280];[.D280]=0);&quot;Down&quot;;&quot;&quot;)" office:value-type="string" office:string-value="Down">
            <text:p>Down</text:p>
          </table:table-cell>
          <table:table-cell table:formula="of:=IF(AND([.C280]&lt;=[.F280];[.D280]=1);&quot;Up&quot;;&quot;&quot;)">
            <text:p/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C281]&gt;[.F281];[.D281]=0);&quot;Down&quot;;&quot;&quot;)">
            <text:p/>
          </table:table-cell>
          <table:table-cell table:formula="of:=IF(AND([.C281]&lt;=[.F281];[.D281]=1);&quot;Up&quot;;&quot;&quot;)">
            <text:p/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C282]&gt;[.F282];[.D282]=0);&quot;Down&quot;;&quot;&quot;)">
            <text:p/>
          </table:table-cell>
          <table:table-cell table:formula="of:=IF(AND([.C282]&lt;=[.F282];[.D282]=1);&quot;Up&quot;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C283]&gt;[.F283];[.D283]=0);&quot;Down&quot;;&quot;&quot;)" office:value-type="string" office:string-value="Down">
            <text:p>Down</text:p>
          </table:table-cell>
          <table:table-cell table:formula="of:=IF(AND([.C283]&lt;=[.F283];[.D283]=1);&quot;Up&quot;;&quot;&quot;)">
            <text:p/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C284]&gt;[.F284];[.D284]=0);&quot;Down&quot;;&quot;&quot;)">
            <text:p/>
          </table:table-cell>
          <table:table-cell table:formula="of:=IF(AND([.C284]&lt;=[.F284];[.D284]=1);&quot;Up&quot;;&quot;&quot;)">
            <text:p/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C285]&gt;[.F285];[.D285]=0);&quot;Down&quot;;&quot;&quot;)" office:value-type="string" office:string-value="Down">
            <text:p>Down</text:p>
          </table:table-cell>
          <table:table-cell table:formula="of:=IF(AND([.C285]&lt;=[.F285];[.D285]=1);&quot;Up&quot;;&quot;&quot;)">
            <text:p/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C286]&gt;[.F286];[.D286]=0);&quot;Down&quot;;&quot;&quot;)">
            <text:p/>
          </table:table-cell>
          <table:table-cell table:formula="of:=IF(AND([.C286]&lt;=[.F286];[.D286]=1);&quot;Up&quot;;&quot;&quot;)">
            <text:p/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C287]&gt;[.F287];[.D287]=0);&quot;Down&quot;;&quot;&quot;)" office:value-type="string" office:string-value="Down">
            <text:p>Down</text:p>
          </table:table-cell>
          <table:table-cell table:formula="of:=IF(AND([.C287]&lt;=[.F287];[.D287]=1);&quot;Up&quot;;&quot;&quot;)">
            <text:p/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C288]&gt;[.F288];[.D288]=0);&quot;Down&quot;;&quot;&quot;)" office:value-type="string" office:string-value="Down">
            <text:p>Down</text:p>
          </table:table-cell>
          <table:table-cell table:formula="of:=IF(AND([.C288]&lt;=[.F288];[.D288]=1);&quot;Up&quot;;&quot;&quot;)">
            <text:p/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C289]&gt;[.F289];[.D289]=0);&quot;Down&quot;;&quot;&quot;)">
            <text:p/>
          </table:table-cell>
          <table:table-cell table:formula="of:=IF(AND([.C289]&lt;=[.F289];[.D289]=1);&quot;Up&quot;;&quot;&quot;)">
            <text:p/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C290]&gt;[.F290];[.D290]=0);&quot;Down&quot;;&quot;&quot;)">
            <text:p/>
          </table:table-cell>
          <table:table-cell table:formula="of:=IF(AND([.C290]&lt;=[.F290];[.D290]=1);&quot;Up&quot;;&quot;&quot;)">
            <text:p/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C291]&gt;[.F291];[.D291]=0);&quot;Down&quot;;&quot;&quot;)" office:value-type="string" office:string-value="Down">
            <text:p>Down</text:p>
          </table:table-cell>
          <table:table-cell table:formula="of:=IF(AND([.C291]&lt;=[.F291];[.D291]=1);&quot;Up&quot;;&quot;&quot;)">
            <text:p/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C292]&gt;[.F292];[.D292]=0);&quot;Down&quot;;&quot;&quot;)">
            <text:p/>
          </table:table-cell>
          <table:table-cell table:formula="of:=IF(AND([.C292]&lt;=[.F292];[.D292]=1);&quot;Up&quot;;&quot;&quot;)">
            <text:p/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C293]&gt;[.F293];[.D293]=0);&quot;Down&quot;;&quot;&quot;)">
            <text:p/>
          </table:table-cell>
          <table:table-cell table:formula="of:=IF(AND([.C293]&lt;=[.F293];[.D293]=1);&quot;Up&quot;;&quot;&quot;)">
            <text:p/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C294]&gt;[.F294];[.D294]=0);&quot;Down&quot;;&quot;&quot;)" office:value-type="string" office:string-value="Down">
            <text:p>Down</text:p>
          </table:table-cell>
          <table:table-cell table:formula="of:=IF(AND([.C294]&lt;=[.F294];[.D294]=1);&quot;Up&quot;;&quot;&quot;)">
            <text:p/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C295]&gt;[.F295];[.D295]=0);&quot;Down&quot;;&quot;&quot;)">
            <text:p/>
          </table:table-cell>
          <table:table-cell table:formula="of:=IF(AND([.C295]&lt;=[.F295];[.D295]=1);&quot;Up&quot;;&quot;&quot;)">
            <text:p/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C296]&gt;[.F296];[.D296]=0);&quot;Down&quot;;&quot;&quot;)" office:value-type="string" office:string-value="Down">
            <text:p>Down</text:p>
          </table:table-cell>
          <table:table-cell table:formula="of:=IF(AND([.C296]&lt;=[.F296];[.D296]=1);&quot;Up&quot;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C297]&gt;[.F297];[.D297]=0);&quot;Down&quot;;&quot;&quot;)">
            <text:p/>
          </table:table-cell>
          <table:table-cell table:formula="of:=IF(AND([.C297]&lt;=[.F297];[.D297]=1);&quot;Up&quot;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C298]&gt;[.F298];[.D298]=0);&quot;Down&quot;;&quot;&quot;)">
            <text:p/>
          </table:table-cell>
          <table:table-cell table:formula="of:=IF(AND([.C298]&lt;=[.F298];[.D298]=1);&quot;Up&quot;;&quot;&quot;)">
            <text:p/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C299]&gt;[.F299];[.D299]=0);&quot;Down&quot;;&quot;&quot;)" office:value-type="string" office:string-value="Down">
            <text:p>Down</text:p>
          </table:table-cell>
          <table:table-cell table:formula="of:=IF(AND([.C299]&lt;=[.F299];[.D299]=1);&quot;Up&quot;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C300]&gt;[.F300];[.D300]=0);&quot;Down&quot;;&quot;&quot;)" office:value-type="string" office:string-value="Down">
            <text:p>Down</text:p>
          </table:table-cell>
          <table:table-cell table:formula="of:=IF(AND([.C300]&lt;=[.F300];[.D300]=1);&quot;Up&quot;;&quot;&quot;)">
            <text:p/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C301]&gt;[.F301];[.D301]=0);&quot;Down&quot;;&quot;&quot;)" office:value-type="string" office:string-value="Down">
            <text:p>Down</text:p>
          </table:table-cell>
          <table:table-cell table:formula="of:=IF(AND([.C301]&lt;=[.F301];[.D301]=1);&quot;Up&quot;;&quot;&quot;)">
            <text:p/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C302]&gt;[.F302];[.D302]=0);&quot;Down&quot;;&quot;&quot;)">
            <text:p/>
          </table:table-cell>
          <table:table-cell table:formula="of:=IF(AND([.C302]&lt;=[.F302];[.D302]=1);&quot;Up&quot;;&quot;&quot;)">
            <text:p/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C303]&gt;[.F303];[.D303]=0);&quot;Down&quot;;&quot;&quot;)" office:value-type="string" office:string-value="Down">
            <text:p>Down</text:p>
          </table:table-cell>
          <table:table-cell table:formula="of:=IF(AND([.C303]&lt;=[.F303];[.D303]=1);&quot;Up&quot;;&quot;&quot;)">
            <text:p/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C304]&gt;[.F304];[.D304]=0);&quot;Down&quot;;&quot;&quot;)">
            <text:p/>
          </table:table-cell>
          <table:table-cell table:formula="of:=IF(AND([.C304]&lt;=[.F304];[.D304]=1);&quot;Up&quot;;&quot;&quot;)">
            <text:p/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C305]&gt;[.F305];[.D305]=0);&quot;Down&quot;;&quot;&quot;)" office:value-type="string" office:string-value="Down">
            <text:p>Down</text:p>
          </table:table-cell>
          <table:table-cell table:formula="of:=IF(AND([.C305]&lt;=[.F305];[.D305]=1);&quot;Up&quot;;&quot;&quot;)">
            <text:p/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C306]&gt;[.F306];[.D306]=0);&quot;Down&quot;;&quot;&quot;)">
            <text:p/>
          </table:table-cell>
          <table:table-cell table:formula="of:=IF(AND([.C306]&lt;=[.F306];[.D3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C307]&gt;[.F307];[.D307]=0);&quot;Down&quot;;&quot;&quot;)" office:value-type="string" office:string-value="Down">
            <text:p>Down</text:p>
          </table:table-cell>
          <table:table-cell table:formula="of:=IF(AND([.C307]&lt;=[.F307];[.D307]=1);&quot;Up&quot;;&quot;&quot;)">
            <text:p/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C308]&gt;[.F308];[.D308]=0);&quot;Down&quot;;&quot;&quot;)">
            <text:p/>
          </table:table-cell>
          <table:table-cell table:formula="of:=IF(AND([.C308]&lt;=[.F308];[.D3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C309]&gt;[.F309];[.D309]=0);&quot;Down&quot;;&quot;&quot;)" office:value-type="string" office:string-value="Down">
            <text:p>Down</text:p>
          </table:table-cell>
          <table:table-cell table:formula="of:=IF(AND([.C309]&lt;=[.F309];[.D309]=1);&quot;Up&quot;;&quot;&quot;)">
            <text:p/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C310]&gt;[.F310];[.D310]=0);&quot;Down&quot;;&quot;&quot;)">
            <text:p/>
          </table:table-cell>
          <table:table-cell table:formula="of:=IF(AND([.C310]&lt;=[.F310];[.D310]=1);&quot;Up&quot;;&quot;&quot;)">
            <text:p/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C311]&gt;[.F311];[.D311]=0);&quot;Down&quot;;&quot;&quot;)" office:value-type="string" office:string-value="Down">
            <text:p>Down</text:p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C312]&gt;[.F312];[.D312]=0);&quot;Down&quot;;&quot;&quot;)">
            <text:p/>
          </table:table-cell>
          <table:table-cell table:formula="of:=IF(AND([.C312]&lt;=[.F312];[.D3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C313]&gt;[.F313];[.D313]=0);&quot;Down&quot;;&quot;&quot;)">
            <text:p/>
          </table:table-cell>
          <table:table-cell table:formula="of:=IF(AND([.C313]&lt;=[.F313];[.D313]=1);&quot;Up&quot;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C314]&gt;[.F314];[.D314]=0);&quot;Down&quot;;&quot;&quot;)" office:value-type="string" office:string-value="Down">
            <text:p>Down</text:p>
          </table:table-cell>
          <table:table-cell table:formula="of:=IF(AND([.C314]&lt;=[.F314];[.D314]=1);&quot;Up&quot;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C315]&gt;[.F315];[.D315]=0);&quot;Down&quot;;&quot;&quot;)">
            <text:p/>
          </table:table-cell>
          <table:table-cell table:formula="of:=IF(AND([.C315]&lt;=[.F315];[.D3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C317]&gt;[.F317];[.D317]=0);&quot;Down&quot;;&quot;&quot;)">
            <text:p/>
          </table:table-cell>
          <table:table-cell table:formula="of:=IF(AND([.C317]&lt;=[.F317];[.D317]=1);&quot;Up&quot;;&quot;&quot;)">
            <text:p/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C318]&gt;[.F318];[.D318]=0);&quot;Down&quot;;&quot;&quot;)">
            <text:p/>
          </table:table-cell>
          <table:table-cell table:formula="of:=IF(AND([.C318]&lt;=[.F318];[.D318]=1);&quot;Up&quot;;&quot;&quot;)">
            <text:p/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C319]&gt;[.F319];[.D319]=0);&quot;Down&quot;;&quot;&quot;)">
            <text:p/>
          </table:table-cell>
          <table:table-cell table:formula="of:=IF(AND([.C319]&lt;=[.F319];[.D3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C320]&gt;[.F320];[.D320]=0);&quot;Down&quot;;&quot;&quot;)">
            <text:p/>
          </table:table-cell>
          <table:table-cell table:formula="of:=IF(AND([.C320]&lt;=[.F320];[.D3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C321]&gt;[.F321];[.D321]=0);&quot;Down&quot;;&quot;&quot;)">
            <text:p/>
          </table:table-cell>
          <table:table-cell table:formula="of:=IF(AND([.C321]&lt;=[.F321];[.D321]=1);&quot;Up&quot;;&quot;&quot;)">
            <text:p/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C323]&gt;[.F323];[.D323]=0);&quot;Down&quot;;&quot;&quot;)">
            <text:p/>
          </table:table-cell>
          <table:table-cell table:formula="of:=IF(AND([.C323]&lt;=[.F323];[.D323]=1);&quot;Up&quot;;&quot;&quot;)">
            <text:p/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C324]&gt;[.F324];[.D324]=0);&quot;Down&quot;;&quot;&quot;)">
            <text:p/>
          </table:table-cell>
          <table:table-cell table:formula="of:=IF(AND([.C324]&lt;=[.F324];[.D3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C325]&gt;[.F325];[.D325]=0);&quot;Down&quot;;&quot;&quot;)">
            <text:p/>
          </table:table-cell>
          <table:table-cell table:formula="of:=IF(AND([.C325]&lt;=[.F325];[.D325]=1);&quot;Up&quot;;&quot;&quot;)">
            <text:p/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C326]&gt;[.F326];[.D326]=0);&quot;Down&quot;;&quot;&quot;)" office:value-type="string" office:string-value="Down">
            <text:p>Down</text:p>
          </table:table-cell>
          <table:table-cell table:formula="of:=IF(AND([.C326]&lt;=[.F326];[.D326]=1);&quot;Up&quot;;&quot;&quot;)">
            <text:p/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C327]&gt;[.F327];[.D327]=0);&quot;Down&quot;;&quot;&quot;)">
            <text:p/>
          </table:table-cell>
          <table:table-cell table:formula="of:=IF(AND([.C327]&lt;=[.F327];[.D3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C328]&gt;[.F328];[.D328]=0);&quot;Down&quot;;&quot;&quot;)">
            <text:p/>
          </table:table-cell>
          <table:table-cell table:formula="of:=IF(AND([.C328]&lt;=[.F328];[.D3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C329]&gt;[.F329];[.D329]=0);&quot;Down&quot;;&quot;&quot;)">
            <text:p/>
          </table:table-cell>
          <table:table-cell table:formula="of:=IF(AND([.C329]&lt;=[.F329];[.D329]=1);&quot;Up&quot;;&quot;&quot;)">
            <text:p/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C330]&gt;[.F330];[.D330]=0);&quot;Down&quot;;&quot;&quot;)">
            <text:p/>
          </table:table-cell>
          <table:table-cell table:formula="of:=IF(AND([.C330]&lt;=[.F330];[.D3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C331]&gt;[.F331];[.D331]=0);&quot;Down&quot;;&quot;&quot;)">
            <text:p/>
          </table:table-cell>
          <table:table-cell table:formula="of:=IF(AND([.C331]&lt;=[.F331];[.D331]=1);&quot;Up&quot;;&quot;&quot;)">
            <text:p/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>
            <text:p/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>
            <text:p/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C334]&gt;[.F334];[.D334]=0);&quot;Down&quot;;&quot;&quot;)">
            <text:p/>
          </table:table-cell>
          <table:table-cell table:formula="of:=IF(AND([.C334]&lt;=[.F334];[.D334]=1);&quot;Up&quot;;&quot;&quot;)">
            <text:p/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C335]&gt;[.F335];[.D335]=0);&quot;Down&quot;;&quot;&quot;)" office:value-type="string" office:string-value="Down">
            <text:p>Down</text:p>
          </table:table-cell>
          <table:table-cell table:formula="of:=IF(AND([.C335]&lt;=[.F335];[.D335]=1);&quot;Up&quot;;&quot;&quot;)">
            <text:p/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C336]&gt;[.F336];[.D336]=0);&quot;Down&quot;;&quot;&quot;)">
            <text:p/>
          </table:table-cell>
          <table:table-cell table:formula="of:=IF(AND([.C336]&lt;=[.F336];[.D336]=1);&quot;Up&quot;;&quot;&quot;)">
            <text:p/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>
            <text:p/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>
            <text:p/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C339]&gt;[.F339];[.D339]=0);&quot;Down&quot;;&quot;&quot;)">
            <text:p/>
          </table:table-cell>
          <table:table-cell table:formula="of:=IF(AND([.C339]&lt;=[.F339];[.D339]=1);&quot;Up&quot;;&quot;&quot;)">
            <text:p/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C340]&gt;[.F340];[.D340]=0);&quot;Down&quot;;&quot;&quot;)">
            <text:p/>
          </table:table-cell>
          <table:table-cell table:formula="of:=IF(AND([.C340]&lt;=[.F340];[.D340]=1);&quot;Up&quot;;&quot;&quot;)">
            <text:p/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C341]&gt;[.F341];[.D341]=0);&quot;Down&quot;;&quot;&quot;)">
            <text:p/>
          </table:table-cell>
          <table:table-cell table:formula="of:=IF(AND([.C341]&lt;=[.F341];[.D341]=1);&quot;Up&quot;;&quot;&quot;)">
            <text:p/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C342]&gt;[.F342];[.D342]=0);&quot;Down&quot;;&quot;&quot;)">
            <text:p/>
          </table:table-cell>
          <table:table-cell table:formula="of:=IF(AND([.C342]&lt;=[.F342];[.D342]=1);&quot;Up&quot;;&quot;&quot;)">
            <text:p/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C343]&gt;[.F343];[.D343]=0);&quot;Down&quot;;&quot;&quot;)">
            <text:p/>
          </table:table-cell>
          <table:table-cell table:formula="of:=IF(AND([.C343]&lt;=[.F343];[.D343]=1);&quot;Up&quot;;&quot;&quot;)">
            <text:p/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C344]&gt;[.F344];[.D344]=0);&quot;Down&quot;;&quot;&quot;)">
            <text:p/>
          </table:table-cell>
          <table:table-cell table:formula="of:=IF(AND([.C344]&lt;=[.F344];[.D3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C345]&gt;[.F345];[.D345]=0);&quot;Down&quot;;&quot;&quot;)">
            <text:p/>
          </table:table-cell>
          <table:table-cell table:formula="of:=IF(AND([.C345]&lt;=[.F345];[.D345]=1);&quot;Up&quot;;&quot;&quot;)">
            <text:p/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C346]&gt;[.F346];[.D346]=0);&quot;Down&quot;;&quot;&quot;)">
            <text:p/>
          </table:table-cell>
          <table:table-cell table:formula="of:=IF(AND([.C346]&lt;=[.F346];[.D346]=1);&quot;Up&quot;;&quot;&quot;)">
            <text:p/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C347]&gt;[.F347];[.D347]=0);&quot;Down&quot;;&quot;&quot;)">
            <text:p/>
          </table:table-cell>
          <table:table-cell table:formula="of:=IF(AND([.C347]&lt;=[.F347];[.D3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C348]&gt;[.F348];[.D348]=0);&quot;Down&quot;;&quot;&quot;)">
            <text:p/>
          </table:table-cell>
          <table:table-cell table:formula="of:=IF(AND([.C348]&lt;=[.F348];[.D348]=1);&quot;Up&quot;;&quot;&quot;)">
            <text:p/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C349]&gt;[.F349];[.D349]=0);&quot;Down&quot;;&quot;&quot;)">
            <text:p/>
          </table:table-cell>
          <table:table-cell table:formula="of:=IF(AND([.C349]&lt;=[.F349];[.D349]=1);&quot;Up&quot;;&quot;&quot;)">
            <text:p/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C350]&gt;[.F350];[.D350]=0);&quot;Down&quot;;&quot;&quot;)">
            <text:p/>
          </table:table-cell>
          <table:table-cell table:formula="of:=IF(AND([.C350]&lt;=[.F350];[.D350]=1);&quot;Up&quot;;&quot;&quot;)">
            <text:p/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C351]&gt;[.F351];[.D351]=0);&quot;Down&quot;;&quot;&quot;)">
            <text:p/>
          </table:table-cell>
          <table:table-cell table:formula="of:=IF(AND([.C351]&lt;=[.F351];[.D351]=1);&quot;Up&quot;;&quot;&quot;)">
            <text:p/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C352]&gt;[.F352];[.D352]=0);&quot;Down&quot;;&quot;&quot;)">
            <text:p/>
          </table:table-cell>
          <table:table-cell table:formula="of:=IF(AND([.C352]&lt;=[.F352];[.D352]=1);&quot;Up&quot;;&quot;&quot;)">
            <text:p/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C353]&gt;[.F353];[.D353]=0);&quot;Down&quot;;&quot;&quot;)">
            <text:p/>
          </table:table-cell>
          <table:table-cell table:formula="of:=IF(AND([.C353]&lt;=[.F353];[.D3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C354]&gt;[.F354];[.D354]=0);&quot;Down&quot;;&quot;&quot;)">
            <text:p/>
          </table:table-cell>
          <table:table-cell table:formula="of:=IF(AND([.C354]&lt;=[.F354];[.D354]=1);&quot;Up&quot;;&quot;&quot;)">
            <text:p/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C355]&gt;[.F355];[.D355]=0);&quot;Down&quot;;&quot;&quot;)">
            <text:p/>
          </table:table-cell>
          <table:table-cell table:formula="of:=IF(AND([.C355]&lt;=[.F355];[.D355]=1);&quot;Up&quot;;&quot;&quot;)">
            <text:p/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C356]&gt;[.F356];[.D356]=0);&quot;Down&quot;;&quot;&quot;)">
            <text:p/>
          </table:table-cell>
          <table:table-cell table:formula="of:=IF(AND([.C356]&lt;=[.F356];[.D356]=1);&quot;Up&quot;;&quot;&quot;)">
            <text:p/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C357]&gt;[.F357];[.D357]=0);&quot;Down&quot;;&quot;&quot;)">
            <text:p/>
          </table:table-cell>
          <table:table-cell table:formula="of:=IF(AND([.C357]&lt;=[.F357];[.D3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C358]&gt;[.F358];[.D358]=0);&quot;Down&quot;;&quot;&quot;)">
            <text:p/>
          </table:table-cell>
          <table:table-cell table:formula="of:=IF(AND([.C358]&lt;=[.F358];[.D358]=1);&quot;Up&quot;;&quot;&quot;)">
            <text:p/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C359]&gt;[.F359];[.D359]=0);&quot;Down&quot;;&quot;&quot;)">
            <text:p/>
          </table:table-cell>
          <table:table-cell table:formula="of:=IF(AND([.C359]&lt;=[.F359];[.D359]=1);&quot;Up&quot;;&quot;&quot;)">
            <text:p/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C360]&gt;[.F360];[.D360]=0);&quot;Down&quot;;&quot;&quot;)">
            <text:p/>
          </table:table-cell>
          <table:table-cell table:formula="of:=IF(AND([.C360]&lt;=[.F360];[.D360]=1);&quot;Up&quot;;&quot;&quot;)">
            <text:p/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C361]&gt;[.F361];[.D361]=0);&quot;Down&quot;;&quot;&quot;)">
            <text:p/>
          </table:table-cell>
          <table:table-cell table:formula="of:=IF(AND([.C361]&lt;=[.F361];[.D361]=1);&quot;Up&quot;;&quot;&quot;)">
            <text:p/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C362]&gt;[.F362];[.D362]=0);&quot;Down&quot;;&quot;&quot;)">
            <text:p/>
          </table:table-cell>
          <table:table-cell table:formula="of:=IF(AND([.C362]&lt;=[.F362];[.D362]=1);&quot;Up&quot;;&quot;&quot;)">
            <text:p/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C363]&gt;[.F363];[.D363]=0);&quot;Down&quot;;&quot;&quot;)">
            <text:p/>
          </table:table-cell>
          <table:table-cell table:formula="of:=IF(AND([.C363]&lt;=[.F363];[.D363]=1);&quot;Up&quot;;&quot;&quot;)">
            <text:p/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C364]&gt;[.F364];[.D364]=0);&quot;Down&quot;;&quot;&quot;)">
            <text:p/>
          </table:table-cell>
          <table:table-cell table:formula="of:=IF(AND([.C364]&lt;=[.F364];[.D364]=1);&quot;Up&quot;;&quot;&quot;)">
            <text:p/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C365]&gt;[.F365];[.D365]=0);&quot;Down&quot;;&quot;&quot;)">
            <text:p/>
          </table:table-cell>
          <table:table-cell table:formula="of:=IF(AND([.C365]&lt;=[.F365];[.D365]=1);&quot;Up&quot;;&quot;&quot;)">
            <text:p/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C366]&gt;[.F366];[.D366]=0);&quot;Down&quot;;&quot;&quot;)">
            <text:p/>
          </table:table-cell>
          <table:table-cell table:formula="of:=IF(AND([.C366]&lt;=[.F366];[.D366]=1);&quot;Up&quot;;&quot;&quot;)">
            <text:p/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C367]&gt;[.F367];[.D367]=0);&quot;Down&quot;;&quot;&quot;)">
            <text:p/>
          </table:table-cell>
          <table:table-cell table:formula="of:=IF(AND([.C367]&lt;=[.F367];[.D367]=1);&quot;Up&quot;;&quot;&quot;)">
            <text:p/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C368]&gt;[.F368];[.D368]=0);&quot;Down&quot;;&quot;&quot;)">
            <text:p/>
          </table:table-cell>
          <table:table-cell table:formula="of:=IF(AND([.C368]&lt;=[.F368];[.D368]=1);&quot;Up&quot;;&quot;&quot;)">
            <text:p/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C369]&gt;[.F369];[.D369]=0);&quot;Down&quot;;&quot;&quot;)">
            <text:p/>
          </table:table-cell>
          <table:table-cell table:formula="of:=IF(AND([.C369]&lt;=[.F369];[.D369]=1);&quot;Up&quot;;&quot;&quot;)">
            <text:p/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C370]&gt;[.F370];[.D370]=0);&quot;Down&quot;;&quot;&quot;)">
            <text:p/>
          </table:table-cell>
          <table:table-cell table:formula="of:=IF(AND([.C370]&lt;=[.F370];[.D370]=1);&quot;Up&quot;;&quot;&quot;)">
            <text:p/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C371]&gt;[.F371];[.D371]=0);&quot;Down&quot;;&quot;&quot;)">
            <text:p/>
          </table:table-cell>
          <table:table-cell table:formula="of:=IF(AND([.C371]&lt;=[.F371];[.D371]=1);&quot;Up&quot;;&quot;&quot;)">
            <text:p/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C372]&gt;[.F372];[.D372]=0);&quot;Down&quot;;&quot;&quot;)">
            <text:p/>
          </table:table-cell>
          <table:table-cell table:formula="of:=IF(AND([.C372]&lt;=[.F372];[.D372]=1);&quot;Up&quot;;&quot;&quot;)">
            <text:p/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C373]&gt;[.F373];[.D373]=0);&quot;Down&quot;;&quot;&quot;)">
            <text:p/>
          </table:table-cell>
          <table:table-cell table:formula="of:=IF(AND([.C373]&lt;=[.F373];[.D3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C374]&gt;[.F374];[.D374]=0);&quot;Down&quot;;&quot;&quot;)">
            <text:p/>
          </table:table-cell>
          <table:table-cell table:formula="of:=IF(AND([.C374]&lt;=[.F374];[.D374]=1);&quot;Up&quot;;&quot;&quot;)">
            <text:p/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C375]&gt;[.F375];[.D375]=0);&quot;Down&quot;;&quot;&quot;)">
            <text:p/>
          </table:table-cell>
          <table:table-cell table:formula="of:=IF(AND([.C375]&lt;=[.F375];[.D375]=1);&quot;Up&quot;;&quot;&quot;)">
            <text:p/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C376]&gt;[.F376];[.D376]=0);&quot;Down&quot;;&quot;&quot;)">
            <text:p/>
          </table:table-cell>
          <table:table-cell table:formula="of:=IF(AND([.C376]&lt;=[.F376];[.D376]=1);&quot;Up&quot;;&quot;&quot;)">
            <text:p/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C377]&gt;[.F377];[.D377]=0);&quot;Down&quot;;&quot;&quot;)">
            <text:p/>
          </table:table-cell>
          <table:table-cell table:formula="of:=IF(AND([.C377]&lt;=[.F377];[.D377]=1);&quot;Up&quot;;&quot;&quot;)">
            <text:p/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C378]&gt;[.F378];[.D378]=0);&quot;Down&quot;;&quot;&quot;)">
            <text:p/>
          </table:table-cell>
          <table:table-cell table:formula="of:=IF(AND([.C378]&lt;=[.F378];[.D3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C379]&gt;[.F379];[.D379]=0);&quot;Down&quot;;&quot;&quot;)">
            <text:p/>
          </table:table-cell>
          <table:table-cell table:formula="of:=IF(AND([.C379]&lt;=[.F379];[.D379]=1);&quot;Up&quot;;&quot;&quot;)">
            <text:p/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C380]&gt;[.F380];[.D380]=0);&quot;Down&quot;;&quot;&quot;)">
            <text:p/>
          </table:table-cell>
          <table:table-cell table:formula="of:=IF(AND([.C380]&lt;=[.F380];[.D380]=1);&quot;Up&quot;;&quot;&quot;)">
            <text:p/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C381]&gt;[.F381];[.D381]=0);&quot;Down&quot;;&quot;&quot;)">
            <text:p/>
          </table:table-cell>
          <table:table-cell table:formula="of:=IF(AND([.C381]&lt;=[.F381];[.D381]=1);&quot;Up&quot;;&quot;&quot;)">
            <text:p/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C382]&gt;[.F382];[.D382]=0);&quot;Down&quot;;&quot;&quot;)">
            <text:p/>
          </table:table-cell>
          <table:table-cell table:formula="of:=IF(AND([.C382]&lt;=[.F382];[.D382]=1);&quot;Up&quot;;&quot;&quot;)">
            <text:p/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C383]&gt;[.F383];[.D383]=0);&quot;Down&quot;;&quot;&quot;)">
            <text:p/>
          </table:table-cell>
          <table:table-cell table:formula="of:=IF(AND([.C383]&lt;=[.F383];[.D3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C384]&gt;[.F384];[.D384]=0);&quot;Down&quot;;&quot;&quot;)">
            <text:p/>
          </table:table-cell>
          <table:table-cell table:formula="of:=IF(AND([.C384]&lt;=[.F384];[.D3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C385]&gt;[.F385];[.D385]=0);&quot;Down&quot;;&quot;&quot;)">
            <text:p/>
          </table:table-cell>
          <table:table-cell table:formula="of:=IF(AND([.C385]&lt;=[.F385];[.D3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C386]&gt;[.F386];[.D386]=0);&quot;Down&quot;;&quot;&quot;)">
            <text:p/>
          </table:table-cell>
          <table:table-cell table:formula="of:=IF(AND([.C386]&lt;=[.F386];[.D386]=1);&quot;Up&quot;;&quot;&quot;)">
            <text:p/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C387]&gt;[.F387];[.D387]=0);&quot;Down&quot;;&quot;&quot;)">
            <text:p/>
          </table:table-cell>
          <table:table-cell table:formula="of:=IF(AND([.C387]&lt;=[.F387];[.D387]=1);&quot;Up&quot;;&quot;&quot;)">
            <text:p/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C388]&gt;[.F388];[.D388]=0);&quot;Down&quot;;&quot;&quot;)">
            <text:p/>
          </table:table-cell>
          <table:table-cell table:formula="of:=IF(AND([.C388]&lt;=[.F388];[.D388]=1);&quot;Up&quot;;&quot;&quot;)">
            <text:p/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C389]&gt;[.F389];[.D389]=0);&quot;Down&quot;;&quot;&quot;)" office:value-type="string" office:string-value="Down">
            <text:p>Down</text:p>
          </table:table-cell>
          <table:table-cell table:formula="of:=IF(AND([.C389]&lt;=[.F389];[.D389]=1);&quot;Up&quot;;&quot;&quot;)">
            <text:p/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C390]&gt;[.F390];[.D390]=0);&quot;Down&quot;;&quot;&quot;)">
            <text:p/>
          </table:table-cell>
          <table:table-cell table:formula="of:=IF(AND([.C390]&lt;=[.F390];[.D390]=1);&quot;Up&quot;;&quot;&quot;)">
            <text:p/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C391]&gt;[.F391];[.D391]=0);&quot;Down&quot;;&quot;&quot;)">
            <text:p/>
          </table:table-cell>
          <table:table-cell table:formula="of:=IF(AND([.C391]&lt;=[.F391];[.D391]=1);&quot;Up&quot;;&quot;&quot;)">
            <text:p/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C392]&gt;[.F392];[.D392]=0);&quot;Down&quot;;&quot;&quot;)">
            <text:p/>
          </table:table-cell>
          <table:table-cell table:formula="of:=IF(AND([.C392]&lt;=[.F392];[.D392]=1);&quot;Up&quot;;&quot;&quot;)">
            <text:p/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C393]&gt;[.F393];[.D393]=0);&quot;Down&quot;;&quot;&quot;)">
            <text:p/>
          </table:table-cell>
          <table:table-cell table:formula="of:=IF(AND([.C393]&lt;=[.F393];[.D393]=1);&quot;Up&quot;;&quot;&quot;)">
            <text:p/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C395]&gt;[.F395];[.D395]=0);&quot;Down&quot;;&quot;&quot;)">
            <text:p/>
          </table:table-cell>
          <table:table-cell table:formula="of:=IF(AND([.C395]&lt;=[.F395];[.D395]=1);&quot;Up&quot;;&quot;&quot;)">
            <text:p/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C396]&gt;[.F396];[.D396]=0);&quot;Down&quot;;&quot;&quot;)">
            <text:p/>
          </table:table-cell>
          <table:table-cell table:formula="of:=IF(AND([.C396]&lt;=[.F396];[.D396]=1);&quot;Up&quot;;&quot;&quot;)">
            <text:p/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C397]&gt;[.F397];[.D397]=0);&quot;Down&quot;;&quot;&quot;)">
            <text:p/>
          </table:table-cell>
          <table:table-cell table:formula="of:=IF(AND([.C397]&lt;=[.F397];[.D3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C398]&gt;[.F398];[.D398]=0);&quot;Down&quot;;&quot;&quot;)">
            <text:p/>
          </table:table-cell>
          <table:table-cell table:formula="of:=IF(AND([.C398]&lt;=[.F398];[.D398]=1);&quot;Up&quot;;&quot;&quot;)">
            <text:p/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C399]&gt;[.F399];[.D399]=0);&quot;Down&quot;;&quot;&quot;)">
            <text:p/>
          </table:table-cell>
          <table:table-cell table:formula="of:=IF(AND([.C399]&lt;=[.F399];[.D3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C400]&gt;[.F400];[.D400]=0);&quot;Down&quot;;&quot;&quot;)">
            <text:p/>
          </table:table-cell>
          <table:table-cell table:formula="of:=IF(AND([.C400]&lt;=[.F400];[.D400]=1);&quot;Up&quot;;&quot;&quot;)">
            <text:p/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C401]&gt;[.F401];[.D401]=0);&quot;Down&quot;;&quot;&quot;)">
            <text:p/>
          </table:table-cell>
          <table:table-cell table:formula="of:=IF(AND([.C401]&lt;=[.F401];[.D401]=1);&quot;Up&quot;;&quot;&quot;)">
            <text:p/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C402]&gt;[.F402];[.D402]=0);&quot;Down&quot;;&quot;&quot;)">
            <text:p/>
          </table:table-cell>
          <table:table-cell table:formula="of:=IF(AND([.C402]&lt;=[.F402];[.D402]=1);&quot;Up&quot;;&quot;&quot;)">
            <text:p/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C403]&gt;[.F403];[.D403]=0);&quot;Down&quot;;&quot;&quot;)">
            <text:p/>
          </table:table-cell>
          <table:table-cell table:formula="of:=IF(AND([.C403]&lt;=[.F403];[.D403]=1);&quot;Up&quot;;&quot;&quot;)">
            <text:p/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C404]&gt;[.F404];[.D404]=0);&quot;Down&quot;;&quot;&quot;)">
            <text:p/>
          </table:table-cell>
          <table:table-cell table:formula="of:=IF(AND([.C404]&lt;=[.F404];[.D404]=1);&quot;Up&quot;;&quot;&quot;)">
            <text:p/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C405]&gt;[.F405];[.D405]=0);&quot;Down&quot;;&quot;&quot;)">
            <text:p/>
          </table:table-cell>
          <table:table-cell table:formula="of:=IF(AND([.C405]&lt;=[.F405];[.D405]=1);&quot;Up&quot;;&quot;&quot;)">
            <text:p/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C406]&gt;[.F406];[.D406]=0);&quot;Down&quot;;&quot;&quot;)" office:value-type="string" office:string-value="Down">
            <text:p>Down</text:p>
          </table:table-cell>
          <table:table-cell table:formula="of:=IF(AND([.C406]&lt;=[.F406];[.D406]=1);&quot;Up&quot;;&quot;&quot;)">
            <text:p/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C407]&gt;[.F407];[.D407]=0);&quot;Down&quot;;&quot;&quot;)">
            <text:p/>
          </table:table-cell>
          <table:table-cell table:formula="of:=IF(AND([.C407]&lt;=[.F407];[.D407]=1);&quot;Up&quot;;&quot;&quot;)">
            <text:p/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C408]&gt;[.F408];[.D408]=0);&quot;Down&quot;;&quot;&quot;)">
            <text:p/>
          </table:table-cell>
          <table:table-cell table:formula="of:=IF(AND([.C408]&lt;=[.F408];[.D408]=1);&quot;Up&quot;;&quot;&quot;)">
            <text:p/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C409]&gt;[.F409];[.D409]=0);&quot;Down&quot;;&quot;&quot;)">
            <text:p/>
          </table:table-cell>
          <table:table-cell table:formula="of:=IF(AND([.C409]&lt;=[.F409];[.D409]=1);&quot;Up&quot;;&quot;&quot;)">
            <text:p/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C410]&gt;[.F410];[.D410]=0);&quot;Down&quot;;&quot;&quot;)">
            <text:p/>
          </table:table-cell>
          <table:table-cell table:formula="of:=IF(AND([.C410]&lt;=[.F410];[.D4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C411]&gt;[.F411];[.D411]=0);&quot;Down&quot;;&quot;&quot;)">
            <text:p/>
          </table:table-cell>
          <table:table-cell table:formula="of:=IF(AND([.C411]&lt;=[.F411];[.D411]=1);&quot;Up&quot;;&quot;&quot;)">
            <text:p/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C412]&gt;[.F412];[.D412]=0);&quot;Down&quot;;&quot;&quot;)">
            <text:p/>
          </table:table-cell>
          <table:table-cell table:formula="of:=IF(AND([.C412]&lt;=[.F412];[.D412]=1);&quot;Up&quot;;&quot;&quot;)">
            <text:p/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C413]&gt;[.F413];[.D413]=0);&quot;Down&quot;;&quot;&quot;)">
            <text:p/>
          </table:table-cell>
          <table:table-cell table:formula="of:=IF(AND([.C413]&lt;=[.F413];[.D413]=1);&quot;Up&quot;;&quot;&quot;)">
            <text:p/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C414]&gt;[.F414];[.D414]=0);&quot;Down&quot;;&quot;&quot;)">
            <text:p/>
          </table:table-cell>
          <table:table-cell table:formula="of:=IF(AND([.C414]&lt;=[.F414];[.D414]=1);&quot;Up&quot;;&quot;&quot;)">
            <text:p/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C415]&gt;[.F415];[.D415]=0);&quot;Down&quot;;&quot;&quot;)">
            <text:p/>
          </table:table-cell>
          <table:table-cell table:formula="of:=IF(AND([.C415]&lt;=[.F415];[.D415]=1);&quot;Up&quot;;&quot;&quot;)">
            <text:p/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C416]&gt;[.F416];[.D416]=0);&quot;Down&quot;;&quot;&quot;)">
            <text:p/>
          </table:table-cell>
          <table:table-cell table:formula="of:=IF(AND([.C416]&lt;=[.F416];[.D416]=1);&quot;Up&quot;;&quot;&quot;)">
            <text:p/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C417]&gt;[.F417];[.D417]=0);&quot;Down&quot;;&quot;&quot;)">
            <text:p/>
          </table:table-cell>
          <table:table-cell table:formula="of:=IF(AND([.C417]&lt;=[.F417];[.D417]=1);&quot;Up&quot;;&quot;&quot;)">
            <text:p/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C418]&gt;[.F418];[.D418]=0);&quot;Down&quot;;&quot;&quot;)">
            <text:p/>
          </table:table-cell>
          <table:table-cell table:formula="of:=IF(AND([.C418]&lt;=[.F418];[.D4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C419]&gt;[.F419];[.D419]=0);&quot;Down&quot;;&quot;&quot;)">
            <text:p/>
          </table:table-cell>
          <table:table-cell table:formula="of:=IF(AND([.C419]&lt;=[.F419];[.D4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C420]&gt;[.F420];[.D420]=0);&quot;Down&quot;;&quot;&quot;)">
            <text:p/>
          </table:table-cell>
          <table:table-cell table:formula="of:=IF(AND([.C420]&lt;=[.F420];[.D4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C421]&gt;[.F421];[.D421]=0);&quot;Down&quot;;&quot;&quot;)">
            <text:p/>
          </table:table-cell>
          <table:table-cell table:formula="of:=IF(AND([.C421]&lt;=[.F421];[.D4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C422]&gt;[.F422];[.D422]=0);&quot;Down&quot;;&quot;&quot;)">
            <text:p/>
          </table:table-cell>
          <table:table-cell table:formula="of:=IF(AND([.C422]&lt;=[.F422];[.D422]=1);&quot;Up&quot;;&quot;&quot;)">
            <text:p/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C423]&gt;[.F423];[.D423]=0);&quot;Down&quot;;&quot;&quot;)">
            <text:p/>
          </table:table-cell>
          <table:table-cell table:formula="of:=IF(AND([.C423]&lt;=[.F423];[.D423]=1);&quot;Up&quot;;&quot;&quot;)">
            <text:p/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C424]&gt;[.F424];[.D424]=0);&quot;Down&quot;;&quot;&quot;)">
            <text:p/>
          </table:table-cell>
          <table:table-cell table:formula="of:=IF(AND([.C424]&lt;=[.F424];[.D424]=1);&quot;Up&quot;;&quot;&quot;)">
            <text:p/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C425]&gt;[.F425];[.D425]=0);&quot;Down&quot;;&quot;&quot;)">
            <text:p/>
          </table:table-cell>
          <table:table-cell table:formula="of:=IF(AND([.C425]&lt;=[.F425];[.D425]=1);&quot;Up&quot;;&quot;&quot;)">
            <text:p/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C426]&gt;[.F426];[.D426]=0);&quot;Down&quot;;&quot;&quot;)">
            <text:p/>
          </table:table-cell>
          <table:table-cell table:formula="of:=IF(AND([.C426]&lt;=[.F426];[.D426]=1);&quot;Up&quot;;&quot;&quot;)">
            <text:p/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C427]&gt;[.F427];[.D427]=0);&quot;Down&quot;;&quot;&quot;)">
            <text:p/>
          </table:table-cell>
          <table:table-cell table:formula="of:=IF(AND([.C427]&lt;=[.F427];[.D427]=1);&quot;Up&quot;;&quot;&quot;)">
            <text:p/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C428]&gt;[.F428];[.D428]=0);&quot;Down&quot;;&quot;&quot;)">
            <text:p/>
          </table:table-cell>
          <table:table-cell table:formula="of:=IF(AND([.C428]&lt;=[.F428];[.D428]=1);&quot;Up&quot;;&quot;&quot;)">
            <text:p/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C429]&gt;[.F429];[.D429]=0);&quot;Down&quot;;&quot;&quot;)">
            <text:p/>
          </table:table-cell>
          <table:table-cell table:formula="of:=IF(AND([.C429]&lt;=[.F429];[.D429]=1);&quot;Up&quot;;&quot;&quot;)">
            <text:p/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C430]&gt;[.F430];[.D430]=0);&quot;Down&quot;;&quot;&quot;)">
            <text:p/>
          </table:table-cell>
          <table:table-cell table:formula="of:=IF(AND([.C430]&lt;=[.F430];[.D430]=1);&quot;Up&quot;;&quot;&quot;)">
            <text:p/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C431]&gt;[.F431];[.D431]=0);&quot;Down&quot;;&quot;&quot;)">
            <text:p/>
          </table:table-cell>
          <table:table-cell table:formula="of:=IF(AND([.C431]&lt;=[.F431];[.D431]=1);&quot;Up&quot;;&quot;&quot;)">
            <text:p/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C432]&gt;[.F432];[.D432]=0);&quot;Down&quot;;&quot;&quot;)">
            <text:p/>
          </table:table-cell>
          <table:table-cell table:formula="of:=IF(AND([.C432]&lt;=[.F432];[.D432]=1);&quot;Up&quot;;&quot;&quot;)">
            <text:p/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C433]&gt;[.F433];[.D433]=0);&quot;Down&quot;;&quot;&quot;)">
            <text:p/>
          </table:table-cell>
          <table:table-cell table:formula="of:=IF(AND([.C433]&lt;=[.F433];[.D433]=1);&quot;Up&quot;;&quot;&quot;)">
            <text:p/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C434]&gt;[.F434];[.D434]=0);&quot;Down&quot;;&quot;&quot;)">
            <text:p/>
          </table:table-cell>
          <table:table-cell table:formula="of:=IF(AND([.C434]&lt;=[.F434];[.D434]=1);&quot;Up&quot;;&quot;&quot;)">
            <text:p/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C435]&gt;[.F435];[.D435]=0);&quot;Down&quot;;&quot;&quot;)">
            <text:p/>
          </table:table-cell>
          <table:table-cell table:formula="of:=IF(AND([.C435]&lt;=[.F435];[.D435]=1);&quot;Up&quot;;&quot;&quot;)">
            <text:p/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C436]&gt;[.F436];[.D436]=0);&quot;Down&quot;;&quot;&quot;)">
            <text:p/>
          </table:table-cell>
          <table:table-cell table:formula="of:=IF(AND([.C436]&lt;=[.F436];[.D4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C437]&gt;[.F437];[.D437]=0);&quot;Down&quot;;&quot;&quot;)">
            <text:p/>
          </table:table-cell>
          <table:table-cell table:formula="of:=IF(AND([.C437]&lt;=[.F437];[.D437]=1);&quot;Up&quot;;&quot;&quot;)">
            <text:p/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C438]&gt;[.F438];[.D438]=0);&quot;Down&quot;;&quot;&quot;)">
            <text:p/>
          </table:table-cell>
          <table:table-cell table:formula="of:=IF(AND([.C438]&lt;=[.F438];[.D4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C439]&gt;[.F439];[.D439]=0);&quot;Down&quot;;&quot;&quot;)">
            <text:p/>
          </table:table-cell>
          <table:table-cell table:formula="of:=IF(AND([.C439]&lt;=[.F439];[.D4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C440]&gt;[.F440];[.D440]=0);&quot;Down&quot;;&quot;&quot;)">
            <text:p/>
          </table:table-cell>
          <table:table-cell table:formula="of:=IF(AND([.C440]&lt;=[.F440];[.D4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C441]&gt;[.F441];[.D441]=0);&quot;Down&quot;;&quot;&quot;)">
            <text:p/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C442]&gt;[.F442];[.D442]=0);&quot;Down&quot;;&quot;&quot;)">
            <text:p/>
          </table:table-cell>
          <table:table-cell table:formula="of:=IF(AND([.C442]&lt;=[.F442];[.D442]=1);&quot;Up&quot;;&quot;&quot;)">
            <text:p/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C443]&gt;[.F443];[.D443]=0);&quot;Down&quot;;&quot;&quot;)">
            <text:p/>
          </table:table-cell>
          <table:table-cell table:formula="of:=IF(AND([.C443]&lt;=[.F443];[.D4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C444]&gt;[.F444];[.D444]=0);&quot;Down&quot;;&quot;&quot;)">
            <text:p/>
          </table:table-cell>
          <table:table-cell table:formula="of:=IF(AND([.C444]&lt;=[.F444];[.D4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C445]&gt;[.F445];[.D445]=0);&quot;Down&quot;;&quot;&quot;)">
            <text:p/>
          </table:table-cell>
          <table:table-cell table:formula="of:=IF(AND([.C445]&lt;=[.F445];[.D445]=1);&quot;Up&quot;;&quot;&quot;)">
            <text:p/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C446]&gt;[.F446];[.D446]=0);&quot;Down&quot;;&quot;&quot;)">
            <text:p/>
          </table:table-cell>
          <table:table-cell table:formula="of:=IF(AND([.C446]&lt;=[.F446];[.D446]=1);&quot;Up&quot;;&quot;&quot;)">
            <text:p/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C447]&gt;[.F447];[.D447]=0);&quot;Down&quot;;&quot;&quot;)" office:value-type="string" office:string-value="Down">
            <text:p>Down</text:p>
          </table:table-cell>
          <table:table-cell table:formula="of:=IF(AND([.C447]&lt;=[.F447];[.D447]=1);&quot;Up&quot;;&quot;&quot;)">
            <text:p/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C448]&gt;[.F448];[.D448]=0);&quot;Down&quot;;&quot;&quot;)">
            <text:p/>
          </table:table-cell>
          <table:table-cell table:formula="of:=IF(AND([.C448]&lt;=[.F448];[.D4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C449]&gt;[.F449];[.D449]=0);&quot;Down&quot;;&quot;&quot;)">
            <text:p/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C451]&gt;[.F451];[.D451]=0);&quot;Down&quot;;&quot;&quot;)">
            <text:p/>
          </table:table-cell>
          <table:table-cell table:formula="of:=IF(AND([.C451]&lt;=[.F451];[.D4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C452]&gt;[.F452];[.D452]=0);&quot;Down&quot;;&quot;&quot;)">
            <text:p/>
          </table:table-cell>
          <table:table-cell table:formula="of:=IF(AND([.C452]&lt;=[.F452];[.D4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>
            <text:p/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C454]&gt;[.F454];[.D454]=0);&quot;Down&quot;;&quot;&quot;)">
            <text:p/>
          </table:table-cell>
          <table:table-cell table:formula="of:=IF(AND([.C454]&lt;=[.F454];[.D4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C455]&gt;[.F455];[.D455]=0);&quot;Down&quot;;&quot;&quot;)" office:value-type="string" office:string-value="Down">
            <text:p>Down</text:p>
          </table:table-cell>
          <table:table-cell table:formula="of:=IF(AND([.C455]&lt;=[.F455];[.D455]=1);&quot;Up&quot;;&quot;&quot;)">
            <text:p/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C456]&gt;[.F456];[.D456]=0);&quot;Down&quot;;&quot;&quot;)">
            <text:p/>
          </table:table-cell>
          <table:table-cell table:formula="of:=IF(AND([.C456]&lt;=[.F456];[.D456]=1);&quot;Up&quot;;&quot;&quot;)">
            <text:p/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C457]&gt;[.F457];[.D457]=0);&quot;Down&quot;;&quot;&quot;)">
            <text:p/>
          </table:table-cell>
          <table:table-cell table:formula="of:=IF(AND([.C457]&lt;=[.F457];[.D4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C458]&gt;[.F458];[.D458]=0);&quot;Down&quot;;&quot;&quot;)">
            <text:p/>
          </table:table-cell>
          <table:table-cell table:formula="of:=IF(AND([.C458]&lt;=[.F458];[.D4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C459]&gt;[.F459];[.D459]=0);&quot;Down&quot;;&quot;&quot;)">
            <text:p/>
          </table:table-cell>
          <table:table-cell table:formula="of:=IF(AND([.C459]&lt;=[.F459];[.D459]=1);&quot;Up&quot;;&quot;&quot;)">
            <text:p/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C460]&gt;[.F460];[.D460]=0);&quot;Down&quot;;&quot;&quot;)">
            <text:p/>
          </table:table-cell>
          <table:table-cell table:formula="of:=IF(AND([.C460]&lt;=[.F460];[.D460]=1);&quot;Up&quot;;&quot;&quot;)">
            <text:p/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C461]&gt;[.F461];[.D461]=0);&quot;Down&quot;;&quot;&quot;)">
            <text:p/>
          </table:table-cell>
          <table:table-cell table:formula="of:=IF(AND([.C461]&lt;=[.F461];[.D461]=1);&quot;Up&quot;;&quot;&quot;)">
            <text:p/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C462]&gt;[.F462];[.D462]=0);&quot;Down&quot;;&quot;&quot;)">
            <text:p/>
          </table:table-cell>
          <table:table-cell table:formula="of:=IF(AND([.C462]&lt;=[.F462];[.D4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C463]&gt;[.F463];[.D463]=0);&quot;Down&quot;;&quot;&quot;)">
            <text:p/>
          </table:table-cell>
          <table:table-cell table:formula="of:=IF(AND([.C463]&lt;=[.F463];[.D4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C464]&gt;[.F464];[.D464]=0);&quot;Down&quot;;&quot;&quot;)">
            <text:p/>
          </table:table-cell>
          <table:table-cell table:formula="of:=IF(AND([.C464]&lt;=[.F464];[.D4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C465]&gt;[.F465];[.D465]=0);&quot;Down&quot;;&quot;&quot;)">
            <text:p/>
          </table:table-cell>
          <table:table-cell table:formula="of:=IF(AND([.C465]&lt;=[.F465];[.D465]=1);&quot;Up&quot;;&quot;&quot;)">
            <text:p/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C466]&gt;[.F466];[.D466]=0);&quot;Down&quot;;&quot;&quot;)">
            <text:p/>
          </table:table-cell>
          <table:table-cell table:formula="of:=IF(AND([.C466]&lt;=[.F466];[.D466]=1);&quot;Up&quot;;&quot;&quot;)">
            <text:p/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C467]&gt;[.F467];[.D467]=0);&quot;Down&quot;;&quot;&quot;)">
            <text:p/>
          </table:table-cell>
          <table:table-cell table:formula="of:=IF(AND([.C467]&lt;=[.F467];[.D4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C468]&gt;[.F468];[.D468]=0);&quot;Down&quot;;&quot;&quot;)">
            <text:p/>
          </table:table-cell>
          <table:table-cell table:formula="of:=IF(AND([.C468]&lt;=[.F468];[.D4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C469]&gt;[.F469];[.D469]=0);&quot;Down&quot;;&quot;&quot;)">
            <text:p/>
          </table:table-cell>
          <table:table-cell table:formula="of:=IF(AND([.C469]&lt;=[.F469];[.D4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C470]&gt;[.F470];[.D470]=0);&quot;Down&quot;;&quot;&quot;)">
            <text:p/>
          </table:table-cell>
          <table:table-cell table:formula="of:=IF(AND([.C470]&lt;=[.F470];[.D4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C471]&gt;[.F471];[.D471]=0);&quot;Down&quot;;&quot;&quot;)">
            <text:p/>
          </table:table-cell>
          <table:table-cell table:formula="of:=IF(AND([.C471]&lt;=[.F471];[.D471]=1);&quot;Up&quot;;&quot;&quot;)">
            <text:p/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C472]&gt;[.F472];[.D472]=0);&quot;Down&quot;;&quot;&quot;)">
            <text:p/>
          </table:table-cell>
          <table:table-cell table:formula="of:=IF(AND([.C472]&lt;=[.F472];[.D472]=1);&quot;Up&quot;;&quot;&quot;)">
            <text:p/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C473]&gt;[.F473];[.D473]=0);&quot;Down&quot;;&quot;&quot;)">
            <text:p/>
          </table:table-cell>
          <table:table-cell table:formula="of:=IF(AND([.C473]&lt;=[.F473];[.D4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C474]&gt;[.F474];[.D474]=0);&quot;Down&quot;;&quot;&quot;)">
            <text:p/>
          </table:table-cell>
          <table:table-cell table:formula="of:=IF(AND([.C474]&lt;=[.F474];[.D474]=1);&quot;Up&quot;;&quot;&quot;)">
            <text:p/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C475]&gt;[.F475];[.D475]=0);&quot;Down&quot;;&quot;&quot;)">
            <text:p/>
          </table:table-cell>
          <table:table-cell table:formula="of:=IF(AND([.C475]&lt;=[.F475];[.D4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C476]&gt;[.F476];[.D476]=0);&quot;Down&quot;;&quot;&quot;)">
            <text:p/>
          </table:table-cell>
          <table:table-cell table:formula="of:=IF(AND([.C476]&lt;=[.F476];[.D476]=1);&quot;Up&quot;;&quot;&quot;)">
            <text:p/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C477]&gt;[.F477];[.D477]=0);&quot;Down&quot;;&quot;&quot;)">
            <text:p/>
          </table:table-cell>
          <table:table-cell table:formula="of:=IF(AND([.C477]&lt;=[.F477];[.D4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C478]&gt;[.F478];[.D478]=0);&quot;Down&quot;;&quot;&quot;)">
            <text:p/>
          </table:table-cell>
          <table:table-cell table:formula="of:=IF(AND([.C478]&lt;=[.F478];[.D4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C479]&gt;[.F479];[.D479]=0);&quot;Down&quot;;&quot;&quot;)">
            <text:p/>
          </table:table-cell>
          <table:table-cell table:formula="of:=IF(AND([.C479]&lt;=[.F479];[.D479]=1);&quot;Up&quot;;&quot;&quot;)">
            <text:p/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C480]&gt;[.F480];[.D480]=0);&quot;Down&quot;;&quot;&quot;)">
            <text:p/>
          </table:table-cell>
          <table:table-cell table:formula="of:=IF(AND([.C480]&lt;=[.F480];[.D4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C482]&gt;[.F482];[.D482]=0);&quot;Down&quot;;&quot;&quot;)" office:value-type="string" office:string-value="Down">
            <text:p>Down</text:p>
          </table:table-cell>
          <table:table-cell table:formula="of:=IF(AND([.C482]&lt;=[.F482];[.D482]=1);&quot;Up&quot;;&quot;&quot;)">
            <text:p/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C483]&gt;[.F483];[.D483]=0);&quot;Down&quot;;&quot;&quot;)">
            <text:p/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C484]&gt;[.F484];[.D484]=0);&quot;Down&quot;;&quot;&quot;)">
            <text:p/>
          </table:table-cell>
          <table:table-cell table:formula="of:=IF(AND([.C484]&lt;=[.F484];[.D484]=1);&quot;Up&quot;;&quot;&quot;)" office:value-type="string" office:string-value="Up">
            <text:p>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23:55</dc:date>
    <dc:creator>debian </dc:creator>
    <meta:document-statistic meta:table-count="1" meta:cell-count="3871" meta:object-count="0"/>
    <meta:generator>LibreOffice/3.5$Linux_x86 LibreOffice_project/350m1$Build-2</meta:generator>
  </office:meta>
</office:document-meta>
</file>